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3" manifest:media-type="application/vnd.oasis.opendocument.graphics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language="en" fo:country="US"/>
    </style:style>
  </office:automatic-styles>
  <office:body>
    <office:presentation>
      <presentation:footer-decl presentation:name="ftr1">B35APO   Computer Architectur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1" draw:layer="layout" svg:width="24.671cm" svg:height="17.3cm" svg:x="0.408cm" svg:y="1.4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APO_20_2" draw:display-name="Gradient APO 2" draw:style="axial" draw:start-color="#99ccff" draw:end-color="#83afdb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56cm" draw:marker-start-center="false" draw:marker-end-width="0.356cm" draw:marker-end-center="false" draw:fill="none" draw:fill-color="#99ccff" draw:fill-gradient-name="Gradient_20_11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10" draw:fill-hatch-name="Hatch_20_1" draw:fill-image-name="Bitmape_20_1"/>
      <style:text-properties fo:font-size="3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2" svg:stroke-width="0.05cm" draw:fill-color="#ffcc99" draw:fill-gradient-name="Gradient_20_10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en" fo:country="US" fo:font-weight="bold" style:language-asian="en" style:country-asian="US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03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background" style:family="presentation">
      <style:graphic-properties draw:stroke="none" draw:fill="none"/>
      <style:text-properties style:letter-kerning="true"/>
    </style:style>
    <style:style style:name="APO-english-od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O-english-od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PO-english-odp-outline1" style:family="presentation">
      <style:graphic-properties draw:stroke="none" draw:fill="none" draw:auto-grow-height="false" draw:fit-to-size="shrink-to-fit" style:shrink-to-fit="true">
        <text:list-style style:name="APO-english-od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outline2" style:family="presentation" style:parent-style-name="APO-english-odp-outline1">
      <style:paragraph-properties fo:margin-left="0cm" fo:margin-right="0cm" fo:margin-top="0cm" fo:margin-bottom="0.203cm" fo:text-indent="0cm"/>
      <style:text-properties fo:font-size="22pt" style:font-size-asian="28pt" style:font-size-complex="28pt"/>
    </style:style>
    <style:style style:name="APO-english-odp-outline3" style:family="presentation" style:parent-style-name="APO-english-odp-outline2">
      <style:paragraph-properties fo:margin-left="0cm" fo:margin-right="0cm" fo:margin-top="0cm" fo:margin-bottom="0.203cm" fo:text-indent="0cm"/>
      <style:text-properties fo:font-size="24pt" style:font-size-asian="24pt" style:font-size-complex="24pt"/>
    </style:style>
    <style:style style:name="APO-english-odp-outline4" style:family="presentation" style:parent-style-name="APO-english-od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PO-english-odp-outline5" style:family="presentation" style:parent-style-name="APO-english-od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6" style:family="presentation" style:parent-style-name="APO-english-od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7" style:family="presentation" style:parent-style-name="APO-english-od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8" style:family="presentation" style:parent-style-name="APO-english-od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9" style:family="presentation" style:parent-style-name="APO-english-od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subtitle" style:family="presentation">
      <style:graphic-properties draw:stroke="none" draw:fill="none" draw:textarea-vertical-align="middle">
        <text:list-style style:name="APO-english-od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APO-english-od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APO-english-odp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APO-english-odp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4.004cm" svg:height="1.702cm" svg:x="0.698cm" svg:y="0.838cm" presentation:class="title" presentation:placeholder="true">
        <draw:text-box/>
      </draw:frame>
      <draw:frame presentation:style-name="Default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PO-english-odp" style:page-layout-name="PM1" draw:style-name="Mdp1">
      <draw:frame presentation:style-name="APO-english-odp-title" draw:layer="backgroundobjects" svg:width="24.004cm" svg:height="1.702cm" svg:x="0.698cm" svg:y="0.838cm" presentation:class="title" presentation:placeholder="true">
        <draw:text-box/>
      </draw:frame>
      <draw:frame presentation:style-name="APO-english-odp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APO-english-odp-title" draw:layer="backgroundobjects" svg:width="13.968cm" svg:height="10.476cm" svg:x="3.81cm" svg:y="2.122cm" presentation:class="page"/>
        <draw:frame presentation:style-name="APO-english-odp-notes" draw:layer="backgroundobjects" svg:width="17.271cm" svg:height="12.572cm" svg:x="2.159cm" svg:y="13.27cm" presentation:class="notes" presentation:placeholder="true">
          <draw:text-box/>
        </draw:frame>
        <draw:frame presentation:style-name="Mpr3" draw:text-style-name="MP2" draw:layer="backgroundobjects" svg:width="9.37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7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7cm" svg:height="1.396cm" svg:x="0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7cm" svg:height="1.396cm" svg:x="12.219cm" svg:y="26.54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3-29T18:02:47</meta:creation-date>
    <meta:editing-duration>P2DT11H38S</meta:editing-duration>
    <meta:editing-cycles>270</meta:editing-cycles>
    <meta:generator>LibreOffice/6.4.7.2$Linux_X86_64 LibreOffice_project/40$Build-2</meta:generator>
    <dc:date>2023-03-10T14:31:00.940816398</dc:date>
    <dc:description>https://cw.fel.cvut.cz/wiki/courses/b35apo/start</dc:description>
    <dc:subject>B35APO - Computer Architectures</dc:subject>
    <dc:title>Central Processing Unit (CPU)</dc:title>
    <meta:document-statistic meta:object-count="29"/>
  </office:meta>
</office:document-meta>
</file>

<file path=Object 1/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 Narrow" svg:font-family="'Arial Narrow'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9cm" svg:stroke-color="#0000cc" draw:stroke-linejoin="round" svg:stroke-linecap="butt" draw:fill="none" fo:padding-top="0.014cm" fo:padding-bottom="0.014cm" fo:padding-left="0.014cm" fo:padding-right="0.014cm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29cm" svg:stroke-color="#000000" draw:stroke-linejoin="round" svg:stroke-linecap="butt" draw:fill="solid" draw:fill-color="#daedef" fo:padding-top="0.014cm" fo:padding-bottom="0.014cm" fo:padding-left="0.014cm" fo:padding-right="0.014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0.46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daedef"/>
    </style:style>
    <style:style style:name="gr7" style:family="graphic" style:parent-style-name="standard">
      <style:graphic-properties draw:stroke="solid" svg:stroke-width="0.029cm" svg:stroke-color="#000000" draw:stroke-linejoin="round" svg:stroke-linecap="butt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solid" svg:stroke-width="0.077cm" svg:stroke-color="#000000" draw:stroke-linejoin="round" svg:stroke-linecap="butt" draw:fill="none" fo:padding-top="0.038cm" fo:padding-bottom="0.038cm" fo:padding-left="0.038cm" fo:padding-right="0.03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7cm" fo:min-width="0.42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45cm" fo:min-width="0.54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solid" draw:fill-color="#0000cc"/>
    </style:style>
    <style:style style:name="gr14" style:family="graphic" style:parent-style-name="standard">
      <style:graphic-properties draw:stroke="none" draw:fill="solid" draw:fill-color="#ffffff"/>
    </style:style>
    <style:style style:name="gr15" style:family="graphic" style:parent-style-name="standard">
      <style:graphic-properties draw:stroke="solid" svg:stroke-width="0.087cm" svg:stroke-color="#000000" draw:stroke-linejoin="round" svg:stroke-linecap="butt" draw:fill="solid" draw:fill-color="#000000" fo:padding-top="0.043cm" fo:padding-bottom="0.043cm" fo:padding-left="0.043cm" fo:padding-right="0.043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0.23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solid" svg:stroke-width="0.077cm" svg:stroke-color="#000000" draw:stroke-linejoin="round" svg:stroke-linecap="butt" draw:fill="solid" draw:fill-color="#000000" fo:padding-top="0.038cm" fo:padding-bottom="0.038cm" fo:padding-left="0.038cm" fo:padding-right="0.038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daede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3.1999998092651pt" style:font-size-asian="13.1999998092651pt" style:font-size-complex="13.1999998092651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11.5pt" style:font-size-asian="11.5pt" style:font-size-complex="11.5pt"/>
    </style:style>
    <style:style style:name="P8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9" style:family="paragraph">
      <loext:graphic-properties draw:fill="none"/>
      <style:text-properties fo:font-size="12.1000003814697pt" style:font-size-asian="12.1000003814697pt" style:font-size-complex="12.1000003814697pt"/>
    </style:style>
    <style:style style:name="P10" style:family="paragraph">
      <loext:graphic-properties draw:fill="none"/>
      <style:text-properties fo:font-size="15.5pt" style:font-size-asian="15.5pt" style:font-size-complex="15.5pt"/>
    </style:style>
    <style:style style:name="P11" style:family="paragraph">
      <loext:graphic-properties draw:fill="solid" draw:fill-color="#0000cc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none"/>
      <style:text-properties fo:font-size="6.59999990463257pt" style:font-size-asian="6.59999990463257pt" style:font-size-complex="6.59999990463257pt"/>
    </style:style>
    <style:style style:name="T1" style:family="text">
      <style:text-properties fo:color="#000000" loext:opacity="100%" style:font-name="Helvetica" fo:font-size="13.1999998092651pt" style:font-size-asian="13.1999998092651pt" style:font-name-complex="Helvetica" style:font-size-complex="13.1999998092651pt"/>
    </style:style>
    <style:style style:name="T2" style:family="text">
      <style:text-properties fo:color="#000000" loext:opacity="100%" style:font-name="Helvetica" fo:font-size="10pt" style:font-size-asian="10pt" style:font-name-complex="Helvetica" style:font-size-complex="10pt"/>
    </style:style>
    <style:style style:name="T3" style:family="text">
      <style:text-properties fo:color="#000000" loext:opacity="100%" style:font-name="Arial Narrow" fo:font-size="13.1999998092651pt" style:font-size-asian="13.1999998092651pt" style:font-name-complex="Arial Narrow" style:font-size-complex="13.1999998092651pt"/>
    </style:style>
    <style:style style:name="T4" style:family="text">
      <style:text-properties fo:color="#000000" loext:opacity="100%" style:font-name="Arial Narrow" fo:font-size="11.5pt" style:font-size-asian="11.5pt" style:font-name-complex="Arial Narrow" style:font-size-complex="11.5pt"/>
    </style:style>
    <style:style style:name="T5" style:family="text">
      <style:text-properties fo:color="#000000" loext:opacity="100%" style:font-name="Arial Narrow" fo:font-size="11.1000003814697pt" style:font-size-asian="11.1000003814697pt" style:font-name-complex="Arial Narrow" style:font-size-complex="11.1000003814697pt"/>
    </style:style>
    <style:style style:name="T6" style:family="text">
      <style:text-properties fo:color="#ffffff" loext:opacity="100%" style:font-name="Arial Narrow" fo:font-size="12.1000003814697pt" style:font-size-asian="12.1000003814697pt" style:font-name-complex="Arial Narrow" style:font-size-complex="12.1000003814697pt"/>
    </style:style>
    <style:style style:name="T7" style:family="text">
      <style:text-properties fo:color="#000000" loext:opacity="100%" style:font-name="Helvetica" fo:font-size="15.5pt" style:font-size-asian="15.5pt" style:font-name-complex="Helvetica" style:font-size-complex="15.5pt"/>
    </style:style>
    <style:style style:name="T8" style:family="text">
      <style:text-properties fo:color="#000000" loext:opacity="100%" style:font-name="Helvetica" fo:font-size="11.5pt" style:font-size-asian="11.5pt" style:font-name-complex="Helvetica" style:font-size-complex="11.5pt"/>
    </style:style>
    <style:style style:name="T9" style:family="text">
      <style:text-properties fo:color="#000000" loext:opacity="100%" style:font-name="Helvetica" fo:font-size="12.1000003814697pt" fo:font-weight="bold" style:font-size-asian="12.1000003814697pt" style:font-name-complex="Helvetica" style:font-size-complex="12.1000003814697pt" style:font-weight-complex="bold"/>
    </style:style>
    <style:style style:name="T10" style:family="text">
      <style:text-properties fo:color="#0000cc" loext:opacity="100%" style:font-name="Arial Narrow" fo:font-size="12.1000003814697pt" style:font-size-asian="12.1000003814697pt" style:font-name-complex="Arial Narrow" style:font-size-complex="12.1000003814697pt"/>
    </style:style>
    <style:style style:name="T11" style:family="text">
      <style:text-properties fo:color="#0000cc" loext:opacity="100%" style:font-name="Arial Narrow" fo:font-size="11.5pt" style:font-size-asian="11.5pt" style:font-name-complex="Arial Narrow" style:font-size-complex="11.5pt"/>
    </style:style>
    <style:style style:name="T12" style:family="text">
      <style:text-properties fo:color="#000000" loext:opacity="100%" style:font-name="Arial Narrow" fo:font-size="6.59999990463257pt" style:font-size-asian="6.59999990463257pt" style:font-name-complex="Arial Narrow" style:font-size-complex="6.59999990463257pt"/>
    </style:style>
    <style:style style:name="T13" style:family="text">
      <style:text-properties fo:color="#0000cc" loext:opacity="100%" style:font-name="Arial Narrow" fo:font-size="11.1000003814697pt" style:font-size-asian="11.1000003814697pt" style:font-name-complex="Arial Narrow" style:font-size-complex="11.1000003814697pt"/>
    </style:style>
    <style:style style:name="T14" style:family="text">
      <style:text-properties fo:color="#000000" loext:opacity="100%" style:font-name="Arial Narrow" fo:font-size="12.1000003814697pt" style:font-size-asian="12.1000003814697pt" style:font-name-complex="Arial Narrow" style:font-size-complex="12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2.049cm" svg:height="1.79cm" svg:x="3.547cm" svg:y="7.442cm" svg:viewBox="0 0 2050 1791" draw:points="2050,0 0,0 0,1791">
          <text:p/>
        </draw:polyline>
        <draw:line draw:style-name="gr1" draw:text-style-name="P1" draw:layer="layout" svg:x1="13.004cm" svg:y1="6.265cm" svg:x2="22.682cm" svg:y2="6.27cm">
          <text:p/>
        </draw:line>
        <draw:line draw:style-name="gr1" draw:text-style-name="P1" draw:layer="layout" svg:x1="13.004cm" svg:y1="5.757cm" svg:x2="23.791cm" svg:y2="5.762cm">
          <text:p/>
        </draw:line>
        <draw:line draw:style-name="gr1" draw:text-style-name="P1" draw:layer="layout" svg:x1="23.109cm" svg:y1="8.013cm" svg:x2="23.79cm" svg:y2="8.013cm">
          <text:p/>
        </draw:line>
        <draw:polyline draw:style-name="gr1" draw:text-style-name="P1" draw:layer="layout" svg:width="4.593cm" svg:height="1.262cm" svg:x="13.038cm" svg:y="8.199cm" svg:viewBox="0 0 4594 1263" draw:points="4594,1263 4594,0 0,0">
          <text:p/>
        </draw:polyline>
        <draw:path draw:style-name="gr2" draw:text-style-name="P2" draw:layer="layout" svg:width="16.95cm" svg:height="1.308cm" svg:x="7.238cm" svg:y="13.512cm" svg:viewBox="0 0 16951 1309" svg:d="M16951 0h-1007c-21 0-38 17-38 38v1157l38-38h-15825v76h15825c25 0 42-17 42-38v-1157l-42 39h1007zM119 1077c-64 0-119 55-119 118 0 64 55 114 119 114 63 0 114-50 114-114 0-63-51-118-114-118z">
          <text:p/>
        </draw:path>
        <draw:path draw:style-name="gr2" draw:text-style-name="P2" draw:layer="layout" svg:width="5.355cm" svg:height="0.233cm" svg:x="3.835cm" svg:y="9.533cm" svg:viewBox="0 0 5356 234" svg:d="M0 162l5237-4v-82l-5237 9zM5237 234c68 0 119-51 119-119 0-64-51-115-119-115-63 0-114 51-114 120 0 63 51 114 114 114z">
          <text:p/>
        </draw:path>
        <draw:polygon draw:style-name="gr3" draw:text-style-name="P3" draw:layer="layout" svg:width="0.55cm" svg:height="1.037cm" svg:x="17.847cm" svg:y="10.473cm" svg:viewBox="0 0 551 1038" draw:points="0,0 551,139 551,898 0,1038">
          <text:p/>
        </draw:polygon>
        <draw:frame draw:style-name="gr4" draw:text-style-name="P5" draw:layer="layout" svg:width="0.465cm" svg:height="0.666cm" svg:x="17.898cm" svg:y="10.392cm">
          <draw:text-box>
            <text:p text:style-name="P4"><text:span text:style-name="T1">0</text:span></text:p>
          </draw:text-box>
        </draw:frame>
        <draw:polygon draw:style-name="gr3" draw:text-style-name="P3" draw:layer="layout" svg:width="0.554cm" svg:height="1.033cm" svg:x="16.378cm" svg:y="10.515cm" svg:viewBox="0 0 555 1034" draw:points="0,0 555,140 555,899 0,1034">
          <text:p/>
        </draw:polygon>
        <draw:frame draw:style-name="gr4" draw:text-style-name="P5" draw:layer="layout" svg:width="0.465cm" svg:height="0.666cm" svg:x="17.898cm" svg:y="10.862cm">
          <draw:text-box>
            <text:p text:style-name="P4"><text:span text:style-name="T1">1</text:span></text:p>
          </draw:text-box>
        </draw:frame>
        <draw:frame draw:style-name="gr5" draw:text-style-name="P6" draw:layer="layout" svg:width="0.391cm" svg:height="0.505cm" svg:x="16.45cm" svg:y="10.464cm">
          <draw:text-box>
            <text:p text:style-name="P4"><text:span text:style-name="T2">00</text:span></text:p>
          </draw:text-box>
        </draw:frame>
        <draw:frame draw:style-name="gr5" draw:text-style-name="P6" draw:layer="layout" svg:width="0.391cm" svg:height="0.505cm" svg:x="16.45cm" svg:y="10.751cm">
          <draw:text-box>
            <text:p text:style-name="P4"><text:span text:style-name="T2">01</text:span></text:p>
          </draw:text-box>
        </draw:frame>
        <draw:polygon draw:style-name="gr3" draw:text-style-name="P3" draw:layer="layout" svg:width="0.347cm" svg:height="1.037cm" svg:x="4.626cm" svg:y="9.114cm" svg:viewBox="0 0 348 1038" draw:points="0,0 0,1038 348,1038 348,0">
          <text:p/>
        </draw:polygon>
        <draw:polygon draw:style-name="gr6" draw:text-style-name="P3" draw:layer="layout" svg:width="0.347cm" svg:height="0.292cm" svg:x="4.626cm" svg:y="9.114cm" svg:viewBox="0 0 348 293" draw:points="0,0 175,293 348,0">
          <text:p/>
        </draw:polygon>
        <draw:polygon draw:style-name="gr7" draw:text-style-name="P1" draw:layer="layout" svg:width="0.347cm" svg:height="0.292cm" svg:x="4.626cm" svg:y="9.114cm" svg:viewBox="0 0 348 293" draw:points="0,0 175,293 348,0">
          <text:p/>
        </draw:polygon>
        <draw:line draw:style-name="gr7" draw:text-style-name="P1" draw:layer="layout" svg:x1="4.8cm" svg:y1="9.115cm" svg:x2="4.809cm" svg:y2="8.813cm">
          <text:p/>
        </draw:line>
        <draw:path draw:style-name="gr3" draw:text-style-name="P3" draw:layer="layout" svg:width="0.199cm" svg:height="0.194cm" svg:x="4.698cm" svg:y="10.16cm" svg:viewBox="0 0 200 195" svg:d="M0 98c0-55 47-98 102-98 51 0 98 43 98 98s-47 97-98 97c-55 0-102-42-102-97z">
          <text:p/>
        </draw:path>
        <draw:polygon draw:style-name="gr3" draw:text-style-name="P3" draw:layer="layout" svg:width="2.397cm" svg:height="2.76cm" svg:x="10.256cm" svg:y="8.991cm" svg:viewBox="0 0 2398 2761" draw:points="0,0 0,2761 2398,2761 2398,0">
          <text:p/>
        </draw:polygon>
        <draw:frame draw:style-name="gr5" draw:text-style-name="P6" draw:layer="layout" svg:width="0.391cm" svg:height="0.505cm" svg:x="16.446cm" svg:y="11.018cm">
          <draw:text-box>
            <text:p text:style-name="P4"><text:span text:style-name="T2">10</text:span></text:p>
          </draw:text-box>
        </draw:frame>
        <draw:frame draw:style-name="gr4" draw:text-style-name="P5" draw:layer="layout" svg:width="0.828cm" svg:height="0.534cm" svg:x="11.709cm" svg:y="10.66cm">
          <draw:text-box>
            <text:p text:style-name="P4"><text:span text:style-name="T3">GPR</text:span></text:p>
          </draw:text-box>
        </draw:frame>
        <draw:frame draw:style-name="gr4" draw:text-style-name="P5" draw:layer="layout" svg:width="0.51cm" svg:height="0.534cm" svg:x="11.984cm" svg:y="11.125cm">
          <draw:text-box>
            <text:p text:style-name="P4"><text:span text:style-name="T3">set</text:span></text:p>
          </draw:text-box>
        </draw:frame>
        <draw:frame draw:style-name="gr4" draw:text-style-name="P5" draw:layer="layout" svg:width="0.569cm" svg:height="0.666cm" svg:x="10.32cm" svg:y="9.291cm">
          <draw:text-box>
            <text:p text:style-name="P4"><text:span text:style-name="T1">A1</text:span></text:p>
          </draw:text-box>
        </draw:frame>
        <draw:frame draw:style-name="gr4" draw:text-style-name="P5" draw:layer="layout" svg:width="0.929cm" svg:height="0.666cm" svg:x="11.629cm" svg:y="9.291cm">
          <draw:text-box>
            <text:p text:style-name="P4"><text:span text:style-name="T1">RD1</text:span></text:p>
          </draw:text-box>
        </draw:frame>
        <draw:frame draw:style-name="gr4" draw:text-style-name="P5" draw:layer="layout" svg:width="0.569cm" svg:height="0.666cm" svg:x="10.32cm" svg:y="9.973cm">
          <draw:text-box>
            <text:p text:style-name="P4"><text:span text:style-name="T1">A2</text:span></text:p>
          </draw:text-box>
        </draw:frame>
        <draw:frame draw:style-name="gr4" draw:text-style-name="P5" draw:layer="layout" svg:width="0.929cm" svg:height="0.666cm" svg:x="11.629cm" svg:y="9.956cm">
          <draw:text-box>
            <text:p text:style-name="P4"><text:span text:style-name="T1">RD2</text:span></text:p>
          </draw:text-box>
        </draw:frame>
        <draw:frame draw:style-name="gr4" draw:text-style-name="P5" draw:layer="layout" svg:width="0.569cm" svg:height="0.666cm" svg:x="10.32cm" svg:y="10.536cm">
          <draw:text-box>
            <text:p text:style-name="P4"><text:span text:style-name="T1">A3</text:span></text:p>
          </draw:text-box>
        </draw:frame>
        <draw:frame draw:style-name="gr4" draw:text-style-name="P5" draw:layer="layout" svg:width="1.035cm" svg:height="0.666cm" svg:x="10.32cm" svg:y="11.103cm">
          <draw:text-box>
            <text:p text:style-name="P4"><text:span text:style-name="T1">WD3</text:span></text:p>
          </draw:text-box>
        </draw:frame>
        <draw:line draw:style-name="gr7" draw:text-style-name="P1" draw:layer="layout" svg:x1="10.646cm" svg:y1="8.996cm" svg:x2="10.651cm" svg:y2="8.695cm">
          <text:p/>
        </draw:line>
        <draw:polygon draw:style-name="gr6" draw:text-style-name="P3" draw:layer="layout" svg:width="0.496cm" svg:height="0.292cm" svg:x="10.4cm" svg:y="8.991cm" svg:viewBox="0 0 497 293" draw:points="0,0 251,293 497,0">
          <text:p/>
        </draw:polygon>
        <draw:polygon draw:style-name="gr7" draw:text-style-name="P1" draw:layer="layout" svg:width="0.496cm" svg:height="0.292cm" svg:x="10.4cm" svg:y="8.991cm" svg:viewBox="0 0 497 293" draw:points="0,0 251,293 497,0">
          <text:p/>
        </draw:polygon>
        <draw:polygon draw:style-name="gr3" draw:text-style-name="P3" draw:layer="layout" svg:width="1.639cm" svg:height="2.9cm" svg:x="5.663cm" svg:y="8.906cm" svg:viewBox="0 0 1640 2901" draw:points="0,0 0,2901 1640,2901 1640,0">
          <text:p/>
        </draw:polygon>
        <draw:frame draw:style-name="gr4" draw:text-style-name="P5" draw:layer="layout" svg:width="1.01cm" svg:height="0.666cm" svg:x="10.888cm" svg:y="8.906cm">
          <draw:text-box>
            <text:p text:style-name="P4"><text:span text:style-name="T1">WE3</text:span></text:p>
          </draw:text-box>
        </draw:frame>
        <draw:frame draw:style-name="gr4" draw:text-style-name="P5" draw:layer="layout" svg:width="0.955cm" svg:height="0.534cm" svg:x="6.024cm" svg:y="10.143cm">
          <draw:text-box>
            <text:p text:style-name="P4"><text:span text:style-name="T3">Instr. </text:span></text:p>
          </draw:text-box>
        </draw:frame>
        <draw:frame draw:style-name="gr4" draw:text-style-name="P5" draw:layer="layout" svg:width="1.018cm" svg:height="0.534cm" svg:x="5.939cm" svg:y="10.609cm">
          <draw:text-box>
            <text:p text:style-name="P4"><text:span text:style-name="T3">cache</text:span></text:p>
          </draw:text-box>
        </draw:frame>
        <draw:frame draw:style-name="gr4" draw:text-style-name="P5" draw:layer="layout" svg:width="0.465cm" svg:height="0.666cm" svg:x="5.732cm" svg:y="9.283cm">
          <draw:text-box>
            <text:p text:style-name="P4"><text:span text:style-name="T1">A</text:span></text:p>
          </draw:text-box>
        </draw:frame>
        <draw:line draw:style-name="gr8" draw:text-style-name="P1" draw:layer="layout" svg:x1="23.067cm" svg:y1="10.457cm" svg:x2="23.622cm" svg:y2="10.435cm">
          <text:p/>
        </draw:line>
        <draw:polyline draw:style-name="gr8" draw:text-style-name="P1" draw:layer="layout" svg:width="3.222cm" svg:height="0.093cm" svg:x="12.627cm" svg:y="9.656cm" svg:viewBox="0 0 3223 94" draw:points="0,0 3223,0 3223,94">
          <text:p/>
        </draw:polyline>
        <draw:frame draw:style-name="gr4" draw:text-style-name="P5" draw:layer="layout" svg:width="0.671cm" svg:height="0.666cm" svg:x="6.451cm" svg:y="9.283cm">
          <draw:text-box>
            <text:p text:style-name="P4"><text:span text:style-name="T1">RD</text:span></text:p>
          </draw:text-box>
        </draw:frame>
        <draw:line draw:style-name="gr7" draw:text-style-name="P1" draw:layer="layout" svg:x1="9.168cm" svg:y1="9.656cm" svg:x2="10.256cm" svg:y2="9.656cm">
          <text:p/>
        </draw:line>
        <draw:path draw:style-name="gr2" draw:text-style-name="P2" draw:layer="layout" svg:width="1.274cm" svg:height="0.233cm" svg:x="8.978cm" svg:y="10.181cm" svg:viewBox="0 0 1275 234" svg:d="M1275 101v30h-1156v-30zM119 234c-68 0-119-51-119-116 0-68 51-118 119-118 63 0 114 50 114 118 0 65-51 116-114 116z">
          <text:p/>
        </draw:path>
        <draw:frame draw:style-name="gr9" draw:text-style-name="P7" draw:layer="layout" svg:width="0.84cm" svg:height="0.467cm" svg:x="9.271cm" svg:y="9.187cm">
          <draw:text-box>
            <text:p text:style-name="P4"><text:span text:style-name="T4">19:15</text:span></text:p>
          </draw:text-box>
        </draw:frame>
        <draw:path draw:style-name="gr6" draw:text-style-name="P3" draw:layer="layout" svg:width="1.622cm" svg:height="1.173cm" svg:x="10.252cm" svg:y="12.534cm" svg:viewBox="0 0 1623 1174" svg:d="M0 199c0-110 85-199 195-199h1233c106 0 195 89 195 199v780c0 106-89 195-195 195h-1233c-110 0-195-89-195-195z">
          <text:p/>
        </draw:path>
        <draw:path draw:style-name="gr7" draw:text-style-name="P1" draw:layer="layout" svg:width="1.622cm" svg:height="1.173cm" svg:x="10.252cm" svg:y="12.534cm" svg:viewBox="0 0 1623 1174" svg:d="M0 199c0-110 85-199 195-199h1233c106 0 195 89 195 199v780c0 106-89 195-195 195h-1233c-110 0-195-89-195-195z">
          <text:p/>
        </draw:path>
        <draw:frame draw:style-name="gr9" draw:text-style-name="P7" draw:layer="layout" svg:width="0.84cm" svg:height="0.467cm" svg:x="9.304cm" svg:y="9.843cm">
          <draw:text-box>
            <text:p text:style-name="P4"><text:span text:style-name="T4">24:20</text:span></text:p>
          </draw:text-box>
        </draw:frame>
        <draw:frame draw:style-name="gr4" draw:text-style-name="P5" draw:layer="layout" svg:width="0.849cm" svg:height="0.534cm" svg:x="10.617cm" svg:y="12.594cm">
          <draw:text-box>
            <text:p text:style-name="P4"><text:span text:style-name="T3">Imm.</text:span></text:p>
          </draw:text-box>
        </draw:frame>
        <draw:line draw:style-name="gr8" draw:text-style-name="P1" draw:layer="layout" svg:x1="9.109cm" svg:y1="13.123cm" svg:x2="10.252cm" svg:y2="13.123cm">
          <text:p/>
        </draw:line>
        <draw:polyline draw:style-name="gr8" draw:text-style-name="P1" draw:layer="layout" svg:width="1.16cm" svg:height="7.222cm" svg:x="9.092cm" svg:y="5.901cm" svg:viewBox="0 0 1161 7223" draw:points="703,0 0,0 0,7223 1161,7223">
          <text:p/>
        </draw:polyline>
        <draw:polyline draw:style-name="gr8" draw:text-style-name="P1" draw:layer="layout" svg:width="5.956cm" svg:height="1.897cm" svg:x="11.874cm" svg:y="11.226cm" svg:viewBox="0 0 5957 1898" draw:points="0,1898 5779,1898 5779,0 5957,0">
          <text:p/>
        </draw:polyline>
        <draw:polyline draw:style-name="gr8" draw:text-style-name="P1" draw:layer="layout" svg:width="0.898cm" svg:height="0.276cm" svg:x="16.932cm" svg:y="10.756cm" svg:viewBox="0 0 899 277" draw:points="0,277 470,277 470,0 899,0">
          <text:p/>
        </draw:polyline>
        <draw:polyline draw:style-name="gr8" draw:text-style-name="P1" draw:layer="layout" svg:width="1.363cm" svg:height="1.609cm" svg:x="25.374cm" svg:y="10.422cm" svg:viewBox="0 0 1364 1610" draw:points="1364,1610 1100,1610 1100,0 0,0">
          <text:p/>
        </draw:polyline>
        <draw:line draw:style-name="gr8" draw:text-style-name="P1" draw:layer="layout" svg:x1="18.397cm" svg:y1="10.99cm" svg:x2="19.291cm" svg:y2="10.985cm">
          <text:p/>
        </draw:line>
        <draw:frame draw:style-name="gr4" draw:text-style-name="P5" draw:layer="layout" svg:width="1.251cm" svg:height="0.534cm" svg:x="10.392cm" svg:y="13.022cm">
          <draw:text-box>
            <text:p text:style-name="P4"><text:span text:style-name="T3">decode</text:span></text:p>
          </draw:text-box>
        </draw:frame>
        <draw:frame draw:style-name="gr10" draw:text-style-name="P8" draw:layer="layout" svg:width="0.692cm" svg:height="0.446cm" svg:x="18.427cm" svg:y="9.482cm">
          <draw:text-box>
            <text:p text:style-name="P4"><text:span text:style-name="T5">SrcA</text:span></text:p>
          </draw:text-box>
        </draw:frame>
        <draw:frame draw:style-name="gr10" draw:text-style-name="P8" draw:layer="layout" svg:width="0.692cm" svg:height="0.446cm" svg:x="18.453cm" svg:y="10.511cm">
          <draw:text-box>
            <text:p text:style-name="P4"><text:span text:style-name="T5">SrcB</text:span></text:p>
          </draw:text-box>
        </draw:frame>
        <draw:polyline draw:style-name="gr8" draw:text-style-name="P1" draw:layer="layout" svg:width="17.958cm" svg:height="5.16cm" svg:x="9.816cm" svg:y="11.468cm" svg:viewBox="0 0 17959 5161" draw:points="440,0 0,0 0,5161 17959,5161 17959,795 17493,795">
          <text:p/>
        </draw:polyline>
        <draw:path draw:style-name="gr2" draw:text-style-name="P2" draw:layer="layout" svg:width="0.893cm" svg:height="3.912cm" svg:x="5.215cm" svg:y="9.537cm" svg:viewBox="0 0 894 3913" svg:d="M76 119v3751c0 22 17 43 38 43h780v-81h-780l38 38v-3751zM232 119c0-64-55-119-118-119-64 0-114 55-114 119 0 63 50 118 114 118 63 0 118-55 118-118z">
          <text:p/>
        </draw:path>
        <draw:line draw:style-name="gr8" draw:text-style-name="P1" draw:layer="layout" svg:x1="5.608cm" svg:y1="12.564cm" svg:x2="6.15cm" svg:y2="12.564cm">
          <text:p/>
        </draw:line>
        <draw:frame draw:style-name="gr11" draw:text-style-name="P9" draw:layer="layout" svg:width="1.247cm" svg:height="0.488cm" svg:x="21.996cm" svg:y="10.556cm">
          <draw:text-box>
            <text:p text:style-name="P4"><text:span text:style-name="T6">ALUOut</text:span></text:p>
          </draw:text-box>
        </draw:frame>
        <draw:polyline draw:style-name="gr8" draw:text-style-name="P1" draw:layer="layout" svg:width="4.594cm" svg:height="4.792cm" svg:x="2.78cm" svg:y="9.914cm" svg:viewBox="0 0 4595 4793" draw:points="475,0 0,0 0,4793 4595,4793 4595,3074 4230,3074">
          <text:p/>
        </draw:polyline>
        <draw:frame draw:style-name="gr10" draw:text-style-name="P8" draw:layer="layout" svg:width="0.388cm" svg:height="0.446cm" svg:x="5.719cm" svg:y="12.056cm">
          <draw:text-box>
            <text:p text:style-name="P4"><text:span text:style-name="T5">4</text:span></text:p>
          </draw:text-box>
        </draw:frame>
        <draw:frame draw:style-name="gr10" draw:text-style-name="P8" draw:layer="layout" svg:width="0.442cm" svg:height="0.446cm" svg:x="5.338cm" svg:y="8.001cm">
          <draw:text-box>
            <text:p text:style-name="P4"><text:span text:style-name="T5">PC</text:span></text:p>
          </draw:text-box>
        </draw:frame>
        <draw:polyline draw:style-name="gr8" draw:text-style-name="P1" draw:layer="layout" svg:width="3.755cm" svg:height="0.414cm" svg:x="12.627cm" svg:y="10.325cm" svg:viewBox="0 0 3756 415" draw:points="0,0 2126,0 2126,415 3756,415">
          <text:p/>
        </draw:polyline>
        <draw:polyline draw:style-name="gr8" draw:text-style-name="P1" draw:layer="layout" svg:width="6.634cm" svg:height="0.906cm" svg:x="16.932cm" svg:y="11.032cm" svg:viewBox="0 0 6635 907" draw:points="0,0 496,0 496,907 6635,907">
          <text:p/>
        </draw:polyline>
        <draw:path draw:style-name="gr2" draw:text-style-name="P2" draw:layer="layout" svg:width="17.501cm" svg:height="0.233cm" svg:x="9.003cm" svg:y="15.049cm" svg:viewBox="0 0 17502 234" svg:d="M17502 102v29h-17383v-29zM119 234c-64 0-119-51-119-115 0-68 55-119 119-119 63 0 114 51 114 119 0 64-51 115-114 115z">
          <text:p/>
        </draw:path>
        <draw:path draw:style-name="gr2" draw:text-style-name="P2" draw:layer="layout" svg:width="2.028cm" svg:height="0.233cm" svg:x="17.504cm" svg:y="12.996cm" svg:viewBox="0 0 2029 234" svg:d="M118 80v77h1911v-77zM118 0c-63 0-118 55-118 119s55 115 118 115c64 0 119-51 119-115s-55-119-119-119z">
          <text:p/>
        </draw:path>
        <draw:path draw:style-name="gr3" draw:text-style-name="P3" draw:layer="layout" svg:width="0.949cm" svg:height="1.685cm" svg:x="19.451cm" svg:y="12.729cm" svg:viewBox="0 0 950 1686" svg:d="M0 0l950 225v1248l-903 213v-738l449-93-466-93c-4-254-13-762-30-762z">
          <text:p/>
        </draw:path>
        <draw:frame draw:style-name="gr9" draw:text-style-name="P7" draw:layer="layout" svg:width="1.34cm" svg:height="0.467cm" svg:x="12.213cm" svg:y="12.607cm">
          <draw:text-box>
            <text:p text:style-name="P4"><text:span text:style-name="T4">ImmOpD</text:span></text:p>
          </draw:text-box>
        </draw:frame>
        <draw:polygon draw:style-name="gr3" draw:text-style-name="P3" draw:layer="layout" svg:width="1.134cm" svg:height="0.94cm" svg:x="17.991cm" svg:y="12.619cm" svg:viewBox="0 0 1135 941" draw:points="0,0 237,941 1135,941 898,0">
          <text:p/>
        </draw:polygon>
        <draw:frame draw:style-name="gr12" draw:text-style-name="P10" draw:layer="layout" svg:width="0.545cm" svg:height="0.785cm" svg:x="20.015cm" svg:y="13.195cm">
          <draw:text-box>
            <text:p text:style-name="P4"><text:span text:style-name="T7">+</text:span></text:p>
          </draw:text-box>
        </draw:frame>
        <draw:polyline draw:style-name="gr8" draw:text-style-name="P1" draw:layer="layout" svg:width="1.452cm" svg:height="0.025cm" svg:x="20.4cm" svg:y="13.593cm" svg:viewBox="0 0 1453 26" draw:points="1453,26 729,26 729,0 0,0">
          <text:p/>
        </draw:polyline>
        <draw:polyline draw:style-name="gr8" draw:text-style-name="P1" draw:layer="layout" svg:width="9.94cm" svg:height="5.931cm" svg:x="15.383cm" svg:y="10.231cm" svg:viewBox="0 0 9941 5932" draw:points="233,0 0,0 0,5932 9941,5932 9941,3082 9373,3082">
          <text:p/>
        </draw:polyline>
        <draw:path draw:style-name="gr2" draw:text-style-name="P2" draw:layer="layout" svg:width="1.08cm" svg:height="0.233cm" svg:x="15.298cm" svg:y="11.184cm" svg:viewBox="0 0 1081 234" svg:d="M119 77v76h962v-76zM119 0c-64 0-119 51-119 115s55 119 119 119c63 0 114-55 114-119s-51-115-114-115z">
          <text:p/>
        </draw:path>
        <draw:path draw:style-name="gr2" draw:text-style-name="P2" draw:layer="layout" svg:width="0.665cm" svg:height="6.812cm" svg:x="14.955cm" svg:y="9.922cm" svg:viewBox="0 0 666 6813" svg:d="M666 0h-547c-21 0-38 17-38 39v6660h76v-6660l-38 42h547zM0 6699c0 63 55 114 119 114 63 0 114-51 114-114 0-68-51-119-114-119-64 0-119 51-119 119z">
          <text:p/>
        </draw:path>
        <draw:path draw:style-name="gr2" draw:text-style-name="P2" draw:layer="layout" svg:width="1.439cm" svg:height="0.233cm" svg:x="14.943cm" svg:y="10.913cm" svg:viewBox="0 0 1440 234" svg:d="M114 76v82h1326v-82zM114 0c-63 0-114 51-114 115 0 68 51 119 114 119 65 0 120-51 120-119 0-64-55-115-120-115z">
          <text:p/>
        </draw:path>
        <draw:polygon draw:style-name="gr3" draw:text-style-name="P3" draw:layer="layout" svg:width="0.554cm" svg:height="1.033cm" svg:x="15.616cm" svg:y="9.448cm" svg:viewBox="0 0 555 1034" draw:points="0,0 555,140 555,899 0,1034">
          <text:p/>
        </draw:polygon>
        <draw:frame draw:style-name="gr9" draw:text-style-name="P7" draw:layer="layout" svg:width="0.701cm" svg:height="0.581cm" svg:x="18.173cm" svg:y="12.771cm">
          <draw:text-box>
            <text:p text:style-name="P4"><text:span text:style-name="T8">&lt;&lt;1</text:span></text:p>
          </draw:text-box>
        </draw:frame>
        <draw:frame draw:style-name="gr5" draw:text-style-name="P6" draw:layer="layout" svg:width="0.391cm" svg:height="0.505cm" svg:x="15.684cm" svg:y="9.397cm">
          <draw:text-box>
            <text:p text:style-name="P4"><text:span text:style-name="T2">00</text:span></text:p>
          </draw:text-box>
        </draw:frame>
        <draw:frame draw:style-name="gr5" draw:text-style-name="P6" draw:layer="layout" svg:width="0.391cm" svg:height="0.505cm" svg:x="15.684cm" svg:y="9.951cm">
          <draw:text-box>
            <text:p text:style-name="P4"><text:span text:style-name="T2">10</text:span></text:p>
          </draw:text-box>
        </draw:frame>
        <draw:path draw:style-name="gr2" draw:text-style-name="P2" draw:layer="layout" svg:width="0.411cm" svg:height="2.878cm" svg:x="21.441cm" svg:y="10.308cm" svg:viewBox="0 0 412 2879" svg:d="M412 2879h-297c-21 0-38-17-38-38v-2723h81v2723l-43-38h297zM0 118c0-63 51-118 115-118 68 0 119 55 119 118 0 64-51 115-119 115-64 0-115-51-115-115z">
          <text:p/>
        </draw:path>
        <draw:path draw:style-name="gr3" draw:text-style-name="P3" draw:layer="layout" svg:width="0.948cm" svg:height="1.685cm" svg:x="6.061cm" svg:y="12.124cm" svg:viewBox="0 0 949 1686" svg:d="M0 0l949 224v1250l-902 212v-737l450-93-467-93c-4-254-13-763-30-763z">
          <text:p/>
        </draw:path>
        <draw:frame draw:style-name="gr5" draw:text-style-name="P6" draw:layer="layout" svg:width="0.391cm" svg:height="0.505cm" svg:x="15.684cm" svg:y="9.685cm">
          <draw:text-box>
            <text:p text:style-name="P4"><text:span text:style-name="T2">01</text:span></text:p>
          </draw:text-box>
        </draw:frame>
        <draw:path draw:style-name="gr2" draw:text-style-name="P2" draw:layer="layout" svg:width="14.268cm" svg:height="0.797cm" svg:x="5.192cm" svg:y="13.295cm" svg:viewBox="0 0 14269 798" svg:d="M14269 798h-14166c-13 0-21-4-30-12-4-5-8-17-8-26l13-644 76 4-13 640-38-38h14166zM1 103c5-63 64-110 127-102 64 9 110 64 102 132-4 63-64 110-127 101-64-8-110-67-102-131z">
          <text:p/>
        </draw:path>
        <draw:polyline draw:style-name="gr7" draw:text-style-name="P1" draw:layer="layout" svg:width="2.146cm" svg:height="1.769cm" svg:x="20.438cm" svg:y="8.187cm" svg:viewBox="0 0 2147 1770" draw:points="2147,0 1071,0 1071,1770 0,1770">
          <text:p/>
        </draw:polyline>
        <draw:polyline draw:style-name="gr1" draw:text-style-name="P1" draw:layer="layout" svg:width="9.14cm" svg:height="6.173cm" svg:x="13.059cm" svg:y="6.764cm" svg:viewBox="0 0 9141 6174" draw:points="9141,6174 9141,0 0,0">
          <text:p/>
        </draw:polyline>
        <draw:path draw:style-name="gr13" draw:text-style-name="P11" draw:layer="layout" svg:width="17.776cm" svg:height="3.387cm" svg:x="6.7cm" svg:y="2.81cm" svg:viewBox="0 0 17777 3388" svg:d="M102 3193v-3180c0-8 4-13 13-13h17662v30h-17662l17-17v3180zM233 3155l-118 233-115-233z">
          <text:p/>
        </draw:path>
        <draw:polyline draw:style-name="gr1" draw:text-style-name="P1" draw:layer="layout" svg:width="14.855cm" svg:height="2.617cm" svg:x="13.012cm" svg:y="1.629cm" svg:viewBox="0 0 14856 2618" draw:points="606,0 14856,0 14856,2618 0,2618">
          <text:p/>
        </draw:polyline>
        <draw:polyline draw:style-name="gr1" draw:text-style-name="P1" draw:layer="layout" svg:width="14.021cm" svg:height="7.045cm" svg:x="13.008cm" svg:y="4.77cm" svg:viewBox="0 0 14022 7046" draw:points="14022,7046 14022,0 0,0">
          <text:p/>
        </draw:polyline>
        <draw:polyline draw:style-name="gr1" draw:text-style-name="P1" draw:layer="layout" svg:width="11.828cm" svg:height="3.958cm" svg:x="13.008cm" svg:y="5.257cm" svg:viewBox="0 0 11829 3959" draw:points="11829,3959 11829,0 0,0">
          <text:p/>
        </draw:polyline>
        <draw:polyline draw:style-name="gr1" draw:text-style-name="P1" draw:layer="layout" svg:width="6.858cm" svg:height="3.158cm" svg:x="13.029cm" svg:y="7.289cm" svg:viewBox="0 0 6859 3159" draw:points="6834,3159 6859,3159 6859,0 0,0">
          <text:p/>
        </draw:polyline>
        <draw:path draw:style-name="gr3" draw:text-style-name="P3" draw:layer="layout" svg:width="1.189cm" svg:height="2.193cm" svg:x="19.24cm" svg:y="9.334cm" svg:viewBox="0 0 1190 2194" svg:d="M0 0l1190 292v1627l-1135 275v-961l568-119-585-118c-9-335-21-996-38-996z">
          <text:p/>
        </draw:path>
        <draw:frame draw:style-name="gr12" draw:text-style-name="P10" draw:layer="layout" svg:width="0.545cm" svg:height="0.785cm" svg:x="6.625cm" svg:y="12.59cm">
          <draw:text-box>
            <text:p text:style-name="P4"><text:span text:style-name="T7">+</text:span></text:p>
          </draw:text-box>
        </draw:frame>
        <draw:polyline draw:style-name="gr1" draw:text-style-name="P1" draw:layer="layout" svg:width="5.084cm" svg:height="2.794cm" svg:x="13.038cm" svg:y="7.747cm" svg:viewBox="0 0 5085 2795" draw:points="5085,2795 5085,0 0,0">
          <text:p/>
        </draw:polyline>
        <draw:polygon draw:style-name="gr14" draw:text-style-name="P12" draw:layer="layout" svg:width="0.707cm" svg:height="0.355cm" svg:x="12.911cm" svg:y="1.452cm" svg:viewBox="0 0 708 356" draw:points="0,0 0,356 708,356 708,0">
          <text:p/>
        </draw:polygon>
        <draw:polyline draw:style-name="gr1" draw:text-style-name="P1" draw:layer="layout" svg:width="2.231cm" svg:height="7.362cm" svg:x="11.399cm" svg:y="1.629cm" svg:viewBox="0 0 2232 7363" draw:points="2220,0 2232,0 2232,7096 0,7096 0,7363">
          <text:p/>
        </draw:polyline>
        <draw:path draw:style-name="gr6" draw:text-style-name="P3" draw:layer="layout" svg:width="3.264cm" svg:height="5.165cm" svg:x="9.795cm" svg:y="3.318cm" svg:viewBox="0 0 3265 5166" svg:d="M0 170c0-93 76-170 169-170h2927c93 0 169 77 169 170v4823c0 97-76 173-169 173h-2927c-93 0-169-76-169-173z">
          <text:p/>
        </draw:path>
        <draw:path draw:style-name="gr7" draw:text-style-name="P1" draw:layer="layout" svg:width="3.264cm" svg:height="5.165cm" svg:x="9.795cm" svg:y="3.318cm" svg:viewBox="0 0 3265 5166" svg:d="M0 170c0-93 76-170 169-170h2927c93 0 169 77 169 170v4823c0 97-76 173-169 173h-2927c-93 0-169-76-169-173z">
          <text:p/>
        </draw:path>
        <draw:frame draw:style-name="gr11" draw:text-style-name="P9" draw:layer="layout" svg:width="0.883cm" svg:height="0.615cm" svg:x="19.469cm" svg:y="10.605cm">
          <draw:text-box>
            <text:p text:style-name="P4"><text:span text:style-name="T9">ALU</text:span></text:p>
          </draw:text-box>
        </draw:frame>
        <draw:frame draw:style-name="gr4" draw:text-style-name="P5" draw:layer="layout" svg:width="1.949cm" svg:height="0.534cm" svg:x="10.342cm" svg:y="3.387cm">
          <draw:text-box>
            <text:p text:style-name="P4"><text:span text:style-name="T3">Control unit</text:span></text:p>
          </draw:text-box>
        </draw:frame>
        <draw:frame draw:style-name="gr11" draw:text-style-name="P9" draw:layer="layout" svg:width="1.835cm" svg:height="0.488cm" svg:x="11.002cm" svg:y="4.532cm">
          <draw:text-box>
            <text:p text:style-name="P4"><text:span text:style-name="T10">MemToReg</text:span></text:p>
          </draw:text-box>
        </draw:frame>
        <draw:frame draw:style-name="gr11" draw:text-style-name="P9" draw:layer="layout" svg:width="1.463cm" svg:height="0.488cm" svg:x="11.362cm" svg:y="4.007cm">
          <draw:text-box>
            <text:p text:style-name="P4"><text:span text:style-name="T10">RegWrite</text:span></text:p>
          </draw:text-box>
        </draw:frame>
        <draw:frame draw:style-name="gr11" draw:text-style-name="P9" draw:layer="layout" svg:width="1.691cm" svg:height="0.488cm" svg:x="11.036cm" svg:y="5.518cm">
          <draw:text-box>
            <text:p text:style-name="P4"><text:span text:style-name="T10">BranchBxx</text:span></text:p>
          </draw:text-box>
        </draw:frame>
        <draw:frame draw:style-name="gr11" draw:text-style-name="P9" draw:layer="layout" svg:width="1.598cm" svg:height="0.488cm" svg:x="11.222cm" svg:y="5.018cm">
          <draw:text-box>
            <text:p text:style-name="P4"><text:span text:style-name="T10">MemWrite</text:span></text:p>
          </draw:text-box>
        </draw:frame>
        <draw:frame draw:style-name="gr11" draw:text-style-name="P9" draw:layer="layout" svg:width="1.556cm" svg:height="0.488cm" svg:x="11.197cm" svg:y="6.022cm">
          <draw:text-box>
            <text:p text:style-name="P4"><text:span text:style-name="T10">BranchJal</text:span></text:p>
          </draw:text-box>
        </draw:frame>
        <draw:frame draw:style-name="gr11" draw:text-style-name="P9" draw:layer="layout" svg:width="1.674cm" svg:height="0.488cm" svg:x="11.057cm" svg:y="6.521cm">
          <draw:text-box>
            <text:p text:style-name="P4"><text:span text:style-name="T10">BranchJalr</text:span></text:p>
          </draw:text-box>
        </draw:frame>
        <draw:frame draw:style-name="gr11" draw:text-style-name="P9" draw:layer="layout" svg:width="1.814cm" svg:height="0.488cm" svg:x="10.943cm" svg:y="7.046cm">
          <draw:text-box>
            <text:p text:style-name="P4"><text:span text:style-name="T10">ALUControl</text:span></text:p>
          </draw:text-box>
        </draw:frame>
        <draw:frame draw:style-name="gr11" draw:text-style-name="P9" draw:layer="layout" svg:width="1.209cm" svg:height="0.488cm" svg:x="11.637cm" svg:y="7.508cm">
          <draw:text-box>
            <text:p text:style-name="P4"><text:span text:style-name="T10">ALUSrc</text:span></text:p>
          </draw:text-box>
        </draw:frame>
        <draw:path draw:style-name="gr15" draw:text-style-name="P2" draw:layer="layout" svg:width="0.165cm" svg:height="0.178cm" svg:x="17.305cm" svg:y="10.938cm" svg:viewBox="0 0 166 179" svg:d="M0 89c0-50 38-89 85-89 43 0 81 39 81 89 0 52-38 90-81 90-47 0-85-38-85-90z">
          <text:p/>
        </draw:path>
        <draw:path draw:style-name="gr2" draw:text-style-name="P2" draw:layer="layout" svg:width="0.165cm" svg:height="0.178cm" svg:x="23.067cm" svg:y="10.367cm" svg:viewBox="0 0 166 179" svg:d="M0 89c0-51 38-89 80-89 48 0 86 38 86 89s-38 90-86 90c-42 0-80-39-80-90z">
          <text:p/>
        </draw:path>
        <draw:path draw:style-name="gr8" draw:text-style-name="P1" draw:layer="layout" svg:width="0.165cm" svg:height="0.178cm" svg:x="23.067cm" svg:y="10.367cm" svg:viewBox="0 0 166 179" svg:d="M0 89c0-51 38-89 80-89 48 0 86 38 86 89s-38 90-86 90c-42 0-80-39-80-90z">
          <text:p/>
        </draw:path>
        <draw:polygon draw:style-name="gr3" draw:text-style-name="P3" draw:layer="layout" svg:width="1.778cm" svg:height="3.048cm" svg:x="23.566cm" svg:y="9.211cm" svg:viewBox="0 0 1779 3049" draw:points="0,0 0,3049 1779,3049 1779,0">
          <text:p/>
        </draw:polygon>
        <draw:frame draw:style-name="gr11" draw:text-style-name="P9" draw:layer="layout" svg:width="0.993cm" svg:height="0.488cm" svg:x="11.878cm" svg:y="7.952cm">
          <draw:text-box>
            <text:p text:style-name="P4"><text:span text:style-name="T10">AuiPC</text:span></text:p>
          </draw:text-box>
        </draw:frame>
        <draw:frame draw:style-name="gr4" draw:text-style-name="P5" draw:layer="layout" svg:width="0.912cm" svg:height="0.534cm" svg:x="24.041cm" svg:y="10.592cm">
          <draw:text-box>
            <text:p text:style-name="P4"><text:span text:style-name="T3">Data </text:span></text:p>
          </draw:text-box>
        </draw:frame>
        <draw:frame draw:style-name="gr4" draw:text-style-name="P5" draw:layer="layout" svg:width="1.018cm" svg:height="0.534cm" svg:x="23.914cm" svg:y="10.981cm">
          <draw:text-box>
            <text:p text:style-name="P4"><text:span text:style-name="T3">cache</text:span></text:p>
          </draw:text-box>
        </draw:frame>
        <draw:frame draw:style-name="gr4" draw:text-style-name="P5" draw:layer="layout" svg:width="0.465cm" svg:height="0.666cm" svg:x="23.685cm" svg:y="10.04cm">
          <draw:text-box>
            <text:p text:style-name="P4"><text:span text:style-name="T1">A</text:span></text:p>
          </draw:text-box>
        </draw:frame>
        <draw:frame draw:style-name="gr4" draw:text-style-name="P5" draw:layer="layout" svg:width="0.671cm" svg:height="0.666cm" svg:x="24.633cm" svg:y="10.028cm">
          <draw:text-box>
            <text:p text:style-name="P4"><text:span text:style-name="T1">RD</text:span></text:p>
          </draw:text-box>
        </draw:frame>
        <draw:frame draw:style-name="gr4" draw:text-style-name="P5" draw:layer="layout" svg:width="0.777cm" svg:height="0.666cm" svg:x="23.719cm" svg:y="11.539cm">
          <draw:text-box>
            <text:p text:style-name="P4"><text:span text:style-name="T1">WD</text:span></text:p>
          </draw:text-box>
        </draw:frame>
        <draw:line draw:style-name="gr7" draw:text-style-name="P1" draw:layer="layout" svg:x1="23.994cm" svg:y1="9.216cm" svg:x2="24.007cm" svg:y2="8.885cm">
          <text:p/>
        </draw:line>
        <draw:polygon draw:style-name="gr6" draw:text-style-name="P3" draw:layer="layout" svg:width="0.537cm" svg:height="0.309cm" svg:x="23.723cm" svg:y="9.211cm" svg:viewBox="0 0 538 310" draw:points="0,0 272,310 538,0">
          <text:p/>
        </draw:polygon>
        <draw:polygon draw:style-name="gr7" draw:text-style-name="P1" draw:layer="layout" svg:width="0.537cm" svg:height="0.309cm" svg:x="23.723cm" svg:y="9.211cm" svg:viewBox="0 0 538 310" draw:points="0,0 272,310 538,0">
          <text:p/>
        </draw:polygon>
        <draw:polygon draw:style-name="gr3" draw:text-style-name="P3" draw:layer="layout" svg:width="0.554cm" svg:height="1.033cm" svg:x="26.754cm" svg:y="11.747cm" svg:viewBox="0 0 555 1034" draw:points="0,0 555,136 555,898 0,1034">
          <text:p/>
        </draw:polygon>
        <draw:frame draw:style-name="gr4" draw:text-style-name="P5" draw:layer="layout" svg:width="0.751cm" svg:height="0.666cm" svg:x="24.456cm" svg:y="9.134cm">
          <draw:text-box>
            <text:p text:style-name="P4"><text:span text:style-name="T1">WE</text:span></text:p>
          </draw:text-box>
        </draw:frame>
        <draw:frame draw:style-name="gr4" draw:text-style-name="P5" draw:layer="layout" svg:width="0.465cm" svg:height="0.666cm" svg:x="26.805cm" svg:y="11.662cm">
          <draw:text-box>
            <text:p text:style-name="P4"><text:span text:style-name="T1">1</text:span></text:p>
          </draw:text-box>
        </draw:frame>
        <draw:frame draw:style-name="gr4" draw:text-style-name="P5" draw:layer="layout" svg:width="0.465cm" svg:height="0.666cm" svg:x="26.805cm" svg:y="12.132cm">
          <draw:text-box>
            <text:p text:style-name="P4"><text:span text:style-name="T1">0</text:span></text:p>
          </draw:text-box>
        </draw:frame>
        <draw:frame draw:style-name="gr10" draw:text-style-name="P8" draw:layer="layout" svg:width="0.853cm" svg:height="0.446cm" svg:x="12.772cm" svg:y="9.135cm">
          <draw:text-box>
            <text:p text:style-name="P4"><text:span text:style-name="T5">[rs1D]</text:span></text:p>
          </draw:text-box>
        </draw:frame>
        <draw:frame draw:style-name="gr10" draw:text-style-name="P8" draw:layer="layout" svg:width="0.853cm" svg:height="0.446cm" svg:x="12.767cm" svg:y="9.812cm">
          <draw:text-box>
            <text:p text:style-name="P4"><text:span text:style-name="T5">[rs2D]</text:span></text:p>
          </draw:text-box>
        </draw:frame>
        <draw:polygon draw:style-name="gr3" draw:text-style-name="P3" draw:layer="layout" svg:width="0.554cm" svg:height="1.033cm" svg:x="17.352cm" svg:y="9.393cm" svg:viewBox="0 0 555 1034" draw:points="0,0 555,136 555,895 0,1034">
          <text:p/>
        </draw:polygon>
        <draw:frame draw:style-name="gr4" draw:text-style-name="P5" draw:layer="layout" svg:width="0.465cm" svg:height="0.666cm" svg:x="17.407cm" svg:y="9.308cm">
          <draw:text-box>
            <text:p text:style-name="P4"><text:span text:style-name="T1">0</text:span></text:p>
          </draw:text-box>
        </draw:frame>
        <draw:polyline draw:style-name="gr8" draw:text-style-name="P1" draw:layer="layout" svg:width="1.169cm" svg:height="0.292cm" svg:x="16.17cm" svg:y="9.673cm" svg:viewBox="0 0 1170 293" draw:points="0,293 585,293 585,0 1170,0">
          <text:p/>
        </draw:polyline>
        <draw:line draw:style-name="gr8" draw:text-style-name="P1" draw:layer="layout" svg:x1="17.906cm" svg:y1="9.91cm" svg:x2="19.296cm" svg:y2="9.915cm">
          <text:p/>
        </draw:line>
        <draw:frame draw:style-name="gr4" draw:text-style-name="P5" draw:layer="layout" svg:width="0.465cm" svg:height="0.666cm" svg:x="17.407cm" svg:y="9.778cm">
          <draw:text-box>
            <text:p text:style-name="P4"><text:span text:style-name="T1">1</text:span></text:p>
          </draw:text-box>
        </draw:frame>
        <draw:polygon draw:style-name="gr14" draw:text-style-name="P12" draw:layer="layout" svg:width="0.703cm" svg:height="0.496cm" svg:x="18.448cm" svg:y="14.892cm" svg:viewBox="0 0 704 497" draw:points="0,0 0,497 704,497 704,0">
          <text:p/>
        </draw:polygon>
        <draw:frame draw:style-name="gr9" draw:text-style-name="P7" draw:layer="layout" svg:width="0.65cm" svg:height="0.467cm" svg:x="19.63cm" svg:y="9.703cm">
          <draw:text-box>
            <text:p text:style-name="P4"><text:span text:style-name="T4">Flag</text:span></text:p>
          </draw:text-box>
        </draw:frame>
        <draw:polygon draw:style-name="gr14" draw:text-style-name="P12" draw:layer="layout" svg:width="0.729cm" svg:height="0.496cm" svg:x="21.703cm" svg:y="14.871cm" svg:viewBox="0 0 730 497" draw:points="0,0 0,497 730,497 730,0">
          <text:p/>
        </draw:polygon>
        <draw:frame draw:style-name="gr9" draw:text-style-name="P7" draw:layer="layout" svg:width="0.523cm" svg:height="0.467cm" svg:x="18.516cm" svg:y="14.91cm">
          <draw:text-box>
            <text:p text:style-name="P4"><text:span text:style-name="T4">rdE</text:span></text:p>
          </draw:text-box>
        </draw:frame>
        <draw:line draw:style-name="gr7" draw:text-style-name="P1" draw:layer="layout" svg:x1="26.479cm" svg:y1="17.281cm" svg:x2="26.505cm" svg:y2="15.189cm">
          <text:p/>
        </draw:line>
        <draw:polyline draw:style-name="gr7" draw:text-style-name="P1" draw:layer="layout" svg:width="16.946cm" svg:height="6.375cm" svg:x="9.558cm" svg:y="10.905cm" svg:viewBox="0 0 16947 6376" draw:points="698,0 0,0 0,6376 16947,6376">
          <text:p/>
        </draw:polyline>
        <draw:frame draw:style-name="gr9" draw:text-style-name="P7" draw:layer="layout" svg:width="0.578cm" svg:height="0.467cm" svg:x="21.759cm" svg:y="14.889cm">
          <draw:text-box>
            <text:p text:style-name="P4"><text:span text:style-name="T4">rdM</text:span></text:p>
          </draw:text-box>
        </draw:frame>
        <draw:frame draw:style-name="gr9" draw:text-style-name="P7" draw:layer="layout" svg:width="0.612cm" svg:height="0.467cm" svg:x="26.606cm" svg:y="14.881cm">
          <draw:text-box>
            <text:p text:style-name="P4"><text:span text:style-name="T4">rdW</text:span></text:p>
          </draw:text-box>
        </draw:frame>
        <draw:polygon draw:style-name="gr14" draw:text-style-name="P12" draw:layer="layout" svg:width="0.821cm" svg:height="0.495cm" svg:x="17.864cm" svg:y="13.775cm" svg:viewBox="0 0 822 496" draw:points="0,0 0,496 822,496 822,0">
          <text:p/>
        </draw:polygon>
        <draw:frame draw:style-name="gr9" draw:text-style-name="P7" draw:layer="layout" svg:width="0.777cm" svg:height="0.467cm" svg:x="27.444cm" svg:y="11.748cm">
          <draw:text-box>
            <text:p text:style-name="P4"><text:span text:style-name="T4">resW</text:span></text:p>
          </draw:text-box>
        </draw:frame>
        <draw:polygon draw:style-name="gr14" draw:text-style-name="P12" draw:layer="layout" svg:width="0.906cm" svg:height="0.491cm" svg:x="12.238cm" svg:y="13.783cm" svg:viewBox="0 0 907 492" draw:points="0,0 0,492 907,492 907,0">
          <text:p/>
        </draw:polygon>
        <draw:frame draw:style-name="gr9" draw:text-style-name="P7" draw:layer="layout" svg:width="0.692cm" svg:height="0.467cm" svg:x="17.928cm" svg:y="13.793cm">
          <draw:text-box>
            <text:p text:style-name="P4"><text:span text:style-name="T4">PCE</text:span></text:p>
          </draw:text-box>
        </draw:frame>
        <draw:polygon draw:style-name="gr14" draw:text-style-name="P12" draw:layer="layout" svg:width="1.799cm" svg:height="0.495cm" svg:x="18.334cm" svg:y="11.637cm" svg:viewBox="0 0 1800 496" draw:points="0,0 0,496 1800,496 1800,0">
          <text:p/>
        </draw:polygon>
        <draw:frame draw:style-name="gr9" draw:text-style-name="P7" draw:layer="layout" svg:width="0.709cm" svg:height="0.467cm" svg:x="12.336cm" svg:y="13.797cm">
          <draw:text-box>
            <text:p text:style-name="P4"><text:span text:style-name="T4">PCD</text:span></text:p>
          </draw:text-box>
        </draw:frame>
        <draw:polygon draw:style-name="gr14" draw:text-style-name="P12" draw:layer="layout" svg:width="1.769cm" svg:height="0.496cm" svg:x="14.651cm" svg:y="5.947cm" svg:viewBox="0 0 1770 497" draw:points="0,0 0,497 1770,497 1770,0">
          <text:p/>
        </draw:polygon>
        <draw:frame draw:style-name="gr9" draw:text-style-name="P7" draw:layer="layout" svg:width="1.708cm" svg:height="0.467cm" svg:x="18.343cm" svg:y="11.655cm">
          <draw:text-box>
            <text:p text:style-name="P4"><text:span text:style-name="T4">WriteDataE</text:span></text:p>
          </draw:text-box>
        </draw:frame>
        <draw:polygon draw:style-name="gr14" draw:text-style-name="P12" draw:layer="layout" svg:width="2.045cm" svg:height="0.495cm" svg:x="14.646cm" svg:y="6.447cm" svg:viewBox="0 0 2046 496" draw:points="0,0 0,496 2046,496 2046,0">
          <text:p/>
        </draw:polygon>
        <draw:frame draw:style-name="gr9" draw:text-style-name="P7" draw:layer="layout" svg:width="1.708cm" svg:height="0.467cm" svg:x="14.647cm" svg:y="5.965cm">
          <draw:text-box>
            <text:p text:style-name="P4"><text:span text:style-name="T11">BranchJalE</text:span></text:p>
          </draw:text-box>
        </draw:frame>
        <draw:polygon draw:style-name="gr14" draw:text-style-name="P12" draw:layer="layout" svg:width="1.681cm" svg:height="0.495cm" svg:x="14.625cm" svg:y="3.992cm" svg:viewBox="0 0 1682 496" draw:points="0,0 0,496 1682,496 1682,0">
          <text:p/>
        </draw:polygon>
        <draw:frame draw:style-name="gr9" draw:text-style-name="P7" draw:layer="layout" svg:width="1.818cm" svg:height="0.467cm" svg:x="14.647cm" svg:y="6.465cm">
          <draw:text-box>
            <text:p text:style-name="P4"><text:span text:style-name="T11">BranchJalrE</text:span></text:p>
          </draw:text-box>
        </draw:frame>
        <draw:polygon draw:style-name="gr14" draw:text-style-name="P12" draw:layer="layout" svg:width="1.969cm" svg:height="0.496cm" svg:x="14.625cm" svg:y="5.494cm" svg:viewBox="0 0 1970 497" draw:points="0,0 0,497 1970,497 1970,0">
          <text:p/>
        </draw:polygon>
        <draw:frame draw:style-name="gr9" draw:text-style-name="P7" draw:layer="layout" svg:width="1.615cm" svg:height="0.467cm" svg:x="14.626cm" svg:y="4.01cm">
          <draw:text-box>
            <text:p text:style-name="P4"><text:span text:style-name="T11">RegWriteE</text:span></text:p>
          </draw:text-box>
        </draw:frame>
        <draw:polygon draw:style-name="gr14" draw:text-style-name="P12" draw:layer="layout" svg:width="2.092cm" svg:height="0.495cm" svg:x="14.625cm" svg:y="4.5cm" svg:viewBox="0 0 2093 496" draw:points="0,0 0,496 2093,496 2093,0">
          <text:p/>
        </draw:polygon>
        <draw:frame draw:style-name="gr9" draw:text-style-name="P7" draw:layer="layout" svg:width="1.839cm" svg:height="0.467cm" svg:x="14.626cm" svg:y="5.508cm">
          <draw:text-box>
            <text:p text:style-name="P4"><text:span text:style-name="T11">BranchBxxE</text:span></text:p>
          </draw:text-box>
        </draw:frame>
        <draw:polygon draw:style-name="gr14" draw:text-style-name="P12" draw:layer="layout" svg:width="1.867cm" svg:height="0.495cm" svg:x="14.625cm" svg:y="5.037cm" svg:viewBox="0 0 1868 496" draw:points="0,0 0,496 1868,496 1868,0">
          <text:p/>
        </draw:polygon>
        <draw:frame draw:style-name="gr9" draw:text-style-name="P7" draw:layer="layout" svg:width="1.975cm" svg:height="0.467cm" svg:x="14.626cm" svg:y="4.518cm">
          <draw:text-box>
            <text:p text:style-name="P4"><text:span text:style-name="T11">MemToRegE</text:span></text:p>
          </draw:text-box>
        </draw:frame>
        <draw:polygon draw:style-name="gr14" draw:text-style-name="P12" draw:layer="layout" svg:width="2.091cm" svg:height="0.491cm" svg:x="14.651cm" svg:y="6.955cm" svg:viewBox="0 0 2092 492" draw:points="0,0 0,492 2092,492 2092,0">
          <text:p/>
        </draw:polygon>
        <draw:frame draw:style-name="gr9" draw:text-style-name="P7" draw:layer="layout" svg:width="1.746cm" svg:height="0.467cm" svg:x="14.626cm" svg:y="5.051cm">
          <draw:text-box>
            <text:p text:style-name="P4"><text:span text:style-name="T11">MemWriteE</text:span></text:p>
          </draw:text-box>
        </draw:frame>
        <draw:polygon draw:style-name="gr14" draw:text-style-name="P12" draw:layer="layout" svg:width="1.511cm" svg:height="0.495cm" svg:x="14.659cm" svg:y="7.412cm" svg:viewBox="0 0 1512 496" draw:points="0,0 0,496 1512,496 1512,0">
          <text:p/>
        </draw:polygon>
        <draw:frame draw:style-name="gr9" draw:text-style-name="P7" draw:layer="layout" svg:width="1.954cm" svg:height="0.467cm" svg:x="14.651cm" svg:y="6.969cm">
          <draw:text-box>
            <text:p text:style-name="P4"><text:span text:style-name="T11">ALUControlE</text:span></text:p>
          </draw:text-box>
        </draw:frame>
        <draw:polygon draw:style-name="gr14" draw:text-style-name="P12" draw:layer="layout" svg:width="1.752cm" svg:height="0.495cm" svg:x="21.454cm" svg:y="3.937cm" svg:viewBox="0 0 1753 496" draw:points="0,0 0,496 1753,496 1753,0">
          <text:p/>
        </draw:polygon>
        <draw:frame draw:style-name="gr9" draw:text-style-name="P7" draw:layer="layout" svg:width="1.378cm" svg:height="0.467cm" svg:x="14.655cm" svg:y="7.43cm">
          <draw:text-box>
            <text:p text:style-name="P4"><text:span text:style-name="T11">ALUSrcE</text:span></text:p>
          </draw:text-box>
        </draw:frame>
        <draw:polygon draw:style-name="gr14" draw:text-style-name="P12" draw:layer="layout" svg:width="2.21cm" svg:height="0.495cm" svg:x="21.479cm" svg:y="4.5cm" svg:viewBox="0 0 2211 496" draw:points="0,0 0,496 2211,496 2211,0">
          <text:p/>
        </draw:polygon>
        <draw:frame draw:style-name="gr9" draw:text-style-name="P7" draw:layer="layout" svg:width="1.67cm" svg:height="0.467cm" svg:x="21.45cm" svg:y="3.955cm">
          <draw:text-box>
            <text:p text:style-name="P4"><text:span text:style-name="T11">RegWriteM</text:span></text:p>
          </draw:text-box>
        </draw:frame>
        <draw:polygon draw:style-name="gr14" draw:text-style-name="P12" draw:layer="layout" svg:width="1.858cm" svg:height="0.491cm" svg:x="21.496cm" svg:y="5.029cm" svg:viewBox="0 0 1859 492" draw:points="0,0 0,492 1859,492 1859,0">
          <text:p/>
        </draw:polygon>
        <draw:frame draw:style-name="gr9" draw:text-style-name="P7" draw:layer="layout" svg:width="2.03cm" svg:height="0.467cm" svg:x="21.475cm" svg:y="4.513cm">
          <draw:text-box>
            <text:p text:style-name="P4"><text:span text:style-name="T11">MemToRegM</text:span></text:p>
          </draw:text-box>
        </draw:frame>
        <draw:polygon draw:style-name="gr14" draw:text-style-name="P12" draw:layer="layout" svg:width="1.756cm" svg:height="0.491cm" svg:x="26.716cm" svg:y="3.53cm" svg:viewBox="0 0 1757 492" draw:points="0,0 0,492 1757,492 1757,0">
          <text:p/>
        </draw:polygon>
        <draw:frame draw:style-name="gr9" draw:text-style-name="P7" draw:layer="layout" svg:width="1.801cm" svg:height="0.467cm" svg:x="21.492cm" svg:y="5.043cm">
          <draw:text-box>
            <text:p text:style-name="P4"><text:span text:style-name="T11">MemWriteM</text:span></text:p>
          </draw:text-box>
        </draw:frame>
        <draw:polygon draw:style-name="gr14" draw:text-style-name="P12" draw:layer="layout" svg:width="2.206cm" svg:height="0.495cm" svg:x="26.449cm" svg:y="8.538cm" svg:viewBox="0 0 2207 496" draw:points="0,0 0,496 2207,496 2207,0">
          <text:p/>
        </draw:polygon>
        <draw:frame draw:style-name="gr9" draw:text-style-name="P7" draw:layer="layout" svg:width="1.704cm" svg:height="0.467cm" svg:x="26.716cm" svg:y="3.544cm">
          <draw:text-box>
            <text:p text:style-name="P4"><text:span text:style-name="T11">RegWriteW</text:span></text:p>
          </draw:text-box>
        </draw:frame>
        <draw:line draw:style-name="gr1" draw:text-style-name="P1" draw:layer="layout" svg:x1="4.8cm" svg:y1="10.354cm" svg:x2="4.851cm" svg:y2="18.826cm">
          <text:p/>
        </draw:line>
        <draw:frame draw:style-name="gr9" draw:text-style-name="P7" draw:layer="layout" svg:width="2.064cm" svg:height="0.467cm" svg:x="26.445cm" svg:y="8.552cm">
          <draw:text-box>
            <text:p text:style-name="P4"><text:span text:style-name="T11">MemToRegW</text:span></text:p>
          </draw:text-box>
        </draw:frame>
        <draw:line draw:style-name="gr1" draw:text-style-name="P1" draw:layer="layout" svg:x1="8.254cm" svg:y1="15.434cm" svg:x2="8.254cm" svg:y2="18.825cm">
          <text:p/>
        </draw:line>
        <draw:frame draw:style-name="gr11" draw:text-style-name="P9" draw:layer="layout" svg:width="0.993cm" svg:height="0.488cm" svg:x="3.704cm" svg:y="18.184cm">
          <draw:text-box>
            <text:p text:style-name="P4"><text:span text:style-name="T10">Stall F</text:span></text:p>
          </draw:text-box>
        </draw:frame>
        <draw:line draw:style-name="gr1" draw:text-style-name="P1" draw:layer="layout" svg:x1="8.432cm" svg:y1="15.21cm" svg:x2="8.437cm" svg:y2="18.847cm">
          <text:p/>
        </draw:line>
        <draw:line draw:style-name="gr1" draw:text-style-name="P1" draw:layer="layout" svg:x1="14.181cm" svg:y1="15.921cm" svg:x2="14.19cm" svg:y2="19.559cm">
          <text:p/>
        </draw:line>
        <draw:frame draw:style-name="gr16" draw:text-style-name="P13" draw:layer="layout" svg:width="0.269cm" svg:height="0.268cm" svg:x="4.661cm" svg:y="9.849cm">
          <draw:text-box>
            <text:p text:style-name="P4"><text:span text:style-name="T12">EN</text:span></text:p>
          </draw:text-box>
        </draw:frame>
        <draw:frame draw:style-name="gr11" draw:text-style-name="P9" draw:layer="layout" svg:width="1.209cm" svg:height="0.488cm" svg:x="8.547cm" svg:y="18.163cm">
          <draw:text-box>
            <text:p text:style-name="P4"><text:span text:style-name="T10">Flush D</text:span></text:p>
          </draw:text-box>
        </draw:frame>
        <draw:frame draw:style-name="gr11" draw:text-style-name="P9" draw:layer="layout" svg:width="1.031cm" svg:height="0.488cm" svg:x="7.061cm" svg:y="18.163cm">
          <draw:text-box>
            <text:p text:style-name="P4"><text:span text:style-name="T10">Stall D</text:span></text:p>
          </draw:text-box>
        </draw:frame>
        <draw:line draw:style-name="gr1" draw:text-style-name="P1" draw:layer="layout" svg:x1="15.921cm" svg:y1="10.409cm" svg:x2="15.921cm" svg:y2="18.825cm">
          <text:p/>
        </draw:line>
        <draw:line draw:style-name="gr1" draw:text-style-name="P1" draw:layer="layout" svg:x1="16.658cm" svg:y1="11.48cm" svg:x2="16.653cm" svg:y2="18.898cm">
          <text:p/>
        </draw:line>
        <draw:path draw:style-name="gr13" draw:text-style-name="P11" draw:layer="layout" svg:width="0.157cm" svg:height="1.244cm" svg:x="24.108cm" svg:y="17.581cm" svg:viewBox="0 0 158 1245" svg:d="M97 0l-4 1050h-30l5-1050zM158 1012l-82 233-76-233z">
          <text:p/>
        </draw:path>
        <draw:path draw:style-name="gr13" draw:text-style-name="P11" draw:layer="layout" svg:width="0.157cm" svg:height="1.244cm" svg:x="26.69cm" svg:y="17.581cm" svg:viewBox="0 0 158 1245" svg:d="M99 0l-5 1050h-29l4-1050zM158 1012l-81 233-77-233z">
          <text:p/>
        </draw:path>
        <draw:frame draw:style-name="gr11" draw:text-style-name="P9" draw:layer="layout" svg:width="1.187cm" svg:height="0.488cm" draw:transform="rotate (1.5707963267949) translate (13.637cm 18.644cm)">
          <draw:text-box>
            <text:p text:style-name="P4"><text:span text:style-name="T10">Flush E</text:span></text:p>
          </draw:text-box>
        </draw:frame>
        <draw:frame draw:style-name="gr9" draw:text-style-name="P7" draw:layer="layout" svg:width="1.67cm" svg:height="0.467cm" svg:x="24.29cm" svg:y="17.95cm">
          <draw:text-box>
            <text:p text:style-name="P4"><text:span text:style-name="T11">RegWriteM</text:span></text:p>
          </draw:text-box>
        </draw:frame>
        <draw:path draw:style-name="gr2" draw:text-style-name="P2" draw:layer="layout" svg:width="0.153cm" svg:height="1.642cm" svg:x="26.402cm" svg:y="17.204cm" svg:viewBox="0 0 154 1643" svg:d="M89 77v1372h-29v-1372zM0 77c0-43 34-77 77-77s77 34 77 77c0 42-34 80-77 80s-77-38-77-80zM154 1410l-77 233-77-233z">
          <text:p/>
        </draw:path>
        <draw:path draw:style-name="gr2" draw:text-style-name="P2" draw:layer="layout" svg:width="0.152cm" svg:height="3.751cm" svg:x="23.85cm" svg:y="15.074cm" svg:viewBox="0 0 153 3752" svg:d="M94 77v3480h-31v-3480zM0 77c0-43 34-77 77-77 42 0 76 34 76 77 0 42-34 80-76 80-43 0-77-38-77-80zM153 3519l-76 233-77-233z">
          <text:p/>
        </draw:path>
        <draw:path draw:style-name="gr2" draw:text-style-name="P2" draw:layer="layout" svg:width="0.233cm" svg:height="3.061cm" svg:x="9.003cm" svg:y="12.996cm" svg:viewBox="0 0 234 3062" svg:d="M158 3062v-2944h-77v2944zM234 118c0-63-51-118-115-118s-119 55-119 118c0 64 55 115 119 115s115-51 115-115z">
          <text:p/>
        </draw:path>
        <draw:path draw:style-name="gr2" draw:text-style-name="P2" draw:layer="layout" svg:width="5.834cm" svg:height="4.233cm" svg:x="9.003cm" svg:y="15.536cm" svg:viewBox="0 0 5835 4234" svg:d="M5797 4205h21l-13 12v-4099l13 13h-5699v-30h5699c8 0 17 9 17 17v4099c0 9-9 17-17 17h-21zM119 233c-64 0-119-51-119-115 0-67 55-118 119-118 63 0 114 51 114 118 0 64-51 115-114 115z">
          <text:p/>
        </draw:path>
        <draw:path draw:style-name="gr2" draw:text-style-name="P2" draw:layer="layout" svg:width="5.698cm" svg:height="3.54cm" svg:x="9.003cm" svg:y="15.946cm" svg:viewBox="0 0 5699 3541" svg:d="M5606 3345v-3230l17 17h-5504v-30h5504c9 0 13 4 13 13v3230zM5699 3307l-76 234-76-234zM119 233c-64 0-119-55-119-118 0-64 55-115 119-115 63 0 114 51 114 115 0 63-51 118-114 118z">
          <text:p/>
        </draw:path>
        <draw:polygon draw:style-name="gr3" draw:text-style-name="P3" draw:layer="layout" svg:width="0.411cm" svg:height="12.844cm" svg:x="13.935cm" svg:y="3.564cm" svg:viewBox="0 0 412 12845" draw:points="0,0 0,12845 412,12845 412,0">
          <text:p/>
        </draw:polygon>
        <draw:line draw:style-name="gr7" draw:text-style-name="P1" draw:layer="layout" svg:x1="14.143cm" svg:y1="3.687cm" svg:x2="14.143cm" svg:y2="3.318cm">
          <text:p/>
        </draw:line>
        <draw:polygon draw:style-name="gr6" draw:text-style-name="P3" draw:layer="layout" svg:width="0.381cm" svg:height="0.321cm" svg:x="13.956cm" svg:y="3.56cm" svg:viewBox="0 0 382 322" draw:points="0,0 191,322 382,0">
          <text:p/>
        </draw:polygon>
        <draw:polygon draw:style-name="gr7" draw:text-style-name="P1" draw:layer="layout" svg:width="0.381cm" svg:height="0.321cm" svg:x="13.956cm" svg:y="3.56cm" svg:viewBox="0 0 382 322" draw:points="0,0 191,322 382,0">
          <text:p/>
        </draw:polygon>
        <draw:frame draw:style-name="gr9" draw:text-style-name="P7" draw:layer="layout" svg:width="1.704cm" svg:height="0.467cm" svg:x="26.856cm" svg:y="17.912cm">
          <draw:text-box>
            <text:p text:style-name="P4"><text:span text:style-name="T11">RegWriteW</text:span></text:p>
          </draw:text-box>
        </draw:frame>
        <draw:path draw:style-name="gr2" draw:text-style-name="P2" draw:layer="layout" svg:width="0.157cm" svg:height="3.281cm" svg:x="12.432cm" svg:y="15.561cm" svg:viewBox="0 0 158 3282" svg:d="M94 76v3011h-30v-3011zM0 76c0-42 34-76 77-76s81 34 81 76c0 43-38 77-81 77s-77-34-77-77zM158 3049l-81 233-77-233z">
          <text:p/>
        </draw:path>
        <draw:path draw:style-name="gr2" draw:text-style-name="P2" draw:layer="layout" svg:width="0.152cm" svg:height="2.857cm" svg:x="12.2cm" svg:y="15.985cm" svg:viewBox="0 0 153 2858" svg:d="M89 76v2587h-25v-2587zM0 76c0-43 34-76 77-76 42 0 76 33 76 76 0 42-34 76-76 76-43 0-77-34-77-76zM153 2625l-76 233-77-233z">
          <text:p/>
        </draw:path>
        <draw:polygon draw:style-name="gr14" draw:text-style-name="P12" draw:layer="layout" svg:width="1.702cm" svg:height="0.495cm" svg:x="10.117cm" svg:y="15.337cm" svg:viewBox="0 0 1703 496" draw:points="0,0 0,496 1703,496 1703,0">
          <text:p/>
        </draw:polygon>
        <draw:frame draw:style-name="gr16" draw:text-style-name="P13" draw:layer="layout" svg:width="0.387cm" svg:height="0.268cm" svg:x="13.936cm" svg:y="16.135cm">
          <draw:text-box>
            <text:p text:style-name="P4"><text:span text:style-name="T12">CLR</text:span></text:p>
          </draw:text-box>
        </draw:frame>
        <draw:polygon draw:style-name="gr14" draw:text-style-name="P12" draw:layer="layout" svg:width="1.702cm" svg:height="0.495cm" svg:x="10.117cm" svg:y="15.786cm" svg:viewBox="0 0 1703 496" draw:points="0,0 0,496 1703,496 1703,0">
          <text:p/>
        </draw:polygon>
        <draw:frame draw:style-name="gr9" draw:text-style-name="P7" draw:layer="layout" svg:width="1.636cm" svg:height="0.467cm" svg:x="10.122cm" svg:y="15.351cm">
          <draw:text-box>
            <text:p text:style-name="P4"><text:span text:style-name="T4">19:15 rs1D</text:span></text:p>
          </draw:text-box>
        </draw:frame>
        <draw:frame draw:style-name="gr9" draw:text-style-name="P7" draw:layer="layout" svg:width="1.636cm" svg:height="0.467cm" svg:x="10.122cm" svg:y="15.804cm">
          <draw:text-box>
            <text:p text:style-name="P4"><text:span text:style-name="T4">24:20 rs2D</text:span></text:p>
          </draw:text-box>
        </draw:frame>
        <draw:frame draw:style-name="gr10" draw:text-style-name="P8" draw:layer="layout" svg:width="0.836cm" svg:height="0.446cm" svg:x="14.558cm" svg:y="9.114cm">
          <draw:text-box>
            <text:p text:style-name="P4"><text:span text:style-name="T5">[rs1E]</text:span></text:p>
          </draw:text-box>
        </draw:frame>
        <draw:polygon draw:style-name="gr14" draw:text-style-name="P12" draw:layer="layout" svg:width="0.496cm" svg:height="0.919cm" svg:x="14.282cm" svg:y="17.534cm" svg:viewBox="0 0 497 920" draw:points="0,0 0,920 497,920 497,0">
          <text:p/>
        </draw:polygon>
        <draw:frame draw:style-name="gr9" draw:text-style-name="P7" draw:layer="layout" svg:width="0.688cm" svg:height="0.467cm" draw:transform="rotate (1.5707963267949) translate (14.813cm 18.593cm)">
          <draw:text-box>
            <text:p text:style-name="P4"><text:span text:style-name="T4">rs1E</text:span></text:p>
          </draw:text-box>
        </draw:frame>
        <draw:path draw:style-name="gr6" draw:text-style-name="P3" draw:layer="layout" svg:width="25.324cm" svg:height="0.927cm" svg:x="2.285cm" svg:y="18.825cm" svg:viewBox="0 0 25325 928" svg:d="M0 157c0-89 72-157 157-157h25015c85 0 153 68 153 157v619c0 85-68 152-153 152h-25015c-85 0-157-67-157-152z">
          <text:p/>
        </draw:path>
        <draw:path draw:style-name="gr7" draw:text-style-name="P1" draw:layer="layout" svg:width="25.324cm" svg:height="0.927cm" svg:x="2.285cm" svg:y="18.825cm" svg:viewBox="0 0 25325 928" svg:d="M0 157c0-89 72-157 157-157h25015c85 0 153 68 153 157v619c0 85-68 152-153 152h-25015c-85 0-157-67-157-152z">
          <text:p/>
        </draw:path>
        <draw:frame draw:style-name="gr9" draw:text-style-name="P7" draw:layer="layout" svg:width="0.781cm" svg:height="0.467cm" draw:transform="rotate (1.5707963267949) translate (14.3cm 18.356cm)">
          <draw:text-box>
            <text:p text:style-name="P4"><text:span text:style-name="T4">rs2E </text:span></text:p>
          </draw:text-box>
        </draw:frame>
        <draw:polygon draw:style-name="gr2" draw:text-style-name="P2" draw:layer="layout" svg:width="0.156cm" svg:height="0.232cm" svg:x="14.744cm" svg:y="18.597cm" svg:viewBox="0 0 157 233" draw:points="157,0 80,233 0,0">
          <text:p/>
        </draw:polygon>
        <draw:path draw:style-name="gr6" draw:text-style-name="P3" draw:layer="layout" svg:width="1.842cm" svg:height="1.66cm" svg:x="5.498cm" svg:y="6.167cm" svg:viewBox="0 0 1843 1661" svg:d="M0 280c0-153 127-280 280-280h1288c152 0 275 127 275 280v1106c0 152-123 275-275 275h-1288c-153 0-280-123-280-275z">
          <text:p/>
        </draw:path>
        <draw:path draw:style-name="gr7" draw:text-style-name="P1" draw:layer="layout" svg:width="1.842cm" svg:height="1.66cm" svg:x="5.498cm" svg:y="6.167cm" svg:viewBox="0 0 1843 1661" svg:d="M0 280c0-153 127-280 280-280h1288c152 0 275 127 275 280v1106c0 152-123 275-275 275h-1288c-153 0-280-123-280-275z">
          <text:p/>
        </draw:path>
        <draw:frame draw:style-name="gr12" draw:text-style-name="P10" draw:layer="layout" svg:width="1.242cm" svg:height="0.785cm" svg:x="14.101cm" svg:y="18.863cm">
          <draw:text-box>
            <text:p text:style-name="P4"><text:span text:style-name="T7">HMU</text:span></text:p>
          </draw:text-box>
        </draw:frame>
        <draw:frame draw:style-name="gr4" draw:text-style-name="P5" draw:layer="layout" svg:width="1.209cm" svg:height="0.534cm" svg:x="5.761cm" svg:y="6.435cm">
          <draw:text-box>
            <text:p text:style-name="P4"><text:span text:style-name="T3">Branch</text:span></text:p>
          </draw:text-box>
        </draw:frame>
        <draw:polygon draw:style-name="gr3" draw:text-style-name="P3" draw:layer="layout" svg:width="0.555cm" svg:height="1.038cm" svg:x="3.271cm" svg:y="9.16cm" svg:viewBox="0 0 556 1039" draw:points="0,0 556,140 556,899 0,1039">
          <text:p/>
        </draw:polygon>
        <draw:frame draw:style-name="gr4" draw:text-style-name="P5" draw:layer="layout" svg:width="1.484cm" svg:height="0.534cm" svg:x="5.592cm" svg:y="6.939cm">
          <draw:text-box>
            <text:p text:style-name="P4"><text:span text:style-name="T3">predictor</text:span></text:p>
          </draw:text-box>
        </draw:frame>
        <draw:frame draw:style-name="gr4" draw:text-style-name="P5" draw:layer="layout" svg:width="0.465cm" svg:height="0.666cm" svg:x="3.323cm" svg:y="9.079cm">
          <draw:text-box>
            <text:p text:style-name="P4"><text:span text:style-name="T1">1</text:span></text:p>
          </draw:text-box>
        </draw:frame>
        <draw:frame draw:style-name="gr4" draw:text-style-name="P5" draw:layer="layout" svg:width="0.465cm" svg:height="0.666cm" svg:x="3.323cm" svg:y="9.549cm">
          <draw:text-box>
            <text:p text:style-name="P4"><text:span text:style-name="T1">0</text:span></text:p>
          </draw:text-box>
        </draw:frame>
        <draw:polyline draw:style-name="gr8" draw:text-style-name="P1" draw:layer="layout" svg:width="20.625cm" svg:height="3.594cm" svg:x="2.213cm" svg:y="13.381cm" svg:viewBox="0 0 20626 3595" draw:points="20207,0 20626,0 20626,3595 0,3595">
          <text:p/>
        </draw:polyline>
        <draw:polyline draw:style-name="gr8" draw:text-style-name="P1" draw:layer="layout" svg:width="2.709cm" svg:height="2.447cm" svg:x="2.789cm" svg:y="6.997cm" svg:viewBox="0 0 2710 2448" draw:points="466,2448 0,2448 0,0 2710,0">
          <text:p/>
        </draw:polyline>
        <draw:path draw:style-name="gr2" draw:text-style-name="P2" draw:layer="layout" svg:width="1.248cm" svg:height="1.901cm" svg:x="5.287cm" svg:y="7.827cm" svg:viewBox="0 0 1249 1902" svg:d="M0 1902v-1233c0-21 16-38 38-38h1097l-38 38v-474h76v474c0 21-17 42-38 42h-1097l38-42v1233zM1017 233l118-233 114 233z">
          <text:p/>
        </draw:path>
        <draw:frame draw:style-name="gr10" draw:text-style-name="P8" draw:layer="layout" svg:width="0.62cm" svg:height="0.446cm" svg:x="3.894cm" svg:y="9.139cm">
          <draw:text-box>
            <text:p text:style-name="P4"><text:span text:style-name="T5">PCn</text:span></text:p>
          </draw:text-box>
        </draw:frame>
        <draw:frame draw:style-name="gr10" draw:text-style-name="P8" draw:layer="layout" svg:width="2.58cm" svg:height="0.446cm" svg:x="2.688cm" svg:y="6.468cm">
          <draw:text-box>
            <text:p text:style-name="P4"><text:span text:style-name="T5">Predicted address</text:span></text:p>
          </draw:text-box>
        </draw:frame>
        <draw:frame draw:style-name="gr9" draw:text-style-name="P7" draw:layer="layout" svg:width="1.484cm" svg:height="0.467cm" svg:x="3.64cm" svg:y="7.46cm">
          <draw:text-box>
            <text:p text:style-name="P4"><text:span text:style-name="T11">Prediction</text:span></text:p>
          </draw:text-box>
        </draw:frame>
        <draw:path draw:style-name="gr13" draw:text-style-name="P11" draw:layer="layout" svg:width="0.423cm" svg:height="0.643cm" svg:x="7.34cm" svg:y="6.985cm" svg:viewBox="0 0 424 644" svg:d="M322 449v-437c0-8-4-12-12-12h-310v29h310l-17-17v437zM191 411l119 233 114-233z">
          <text:p/>
        </draw:path>
        <draw:frame draw:style-name="gr10" draw:text-style-name="P8" draw:layer="layout" svg:width="0.942cm" svg:height="0.446cm" svg:x="8.682cm" svg:y="5.177cm">
          <draw:text-box>
            <text:p text:style-name="P4"><text:span text:style-name="T5">Instr.D</text:span></text:p>
          </draw:text-box>
        </draw:frame>
        <draw:frame draw:style-name="gr10" draw:text-style-name="P8" draw:layer="layout" svg:width="0.785cm" svg:height="0.446cm" svg:x="7.56cm" svg:y="6.485cm">
          <draw:text-box>
            <text:p text:style-name="P4"><text:span text:style-name="T13">Flush</text:span></text:p>
          </draw:text-box>
        </draw:frame>
        <draw:line draw:style-name="gr1" draw:text-style-name="P1" draw:layer="layout" svg:x1="21.01cm" svg:y1="15.604cm" svg:x2="20.984cm" svg:y2="18.847cm">
          <text:p/>
        </draw:line>
        <draw:frame draw:style-name="gr10" draw:text-style-name="P8" draw:layer="layout" svg:width="0.785cm" svg:height="0.446cm" svg:x="23.05cm" svg:y="17.377cm">
          <draw:text-box>
            <text:p text:style-name="P4"><text:span text:style-name="T13">Flush</text:span></text:p>
          </draw:text-box>
        </draw:frame>
        <draw:frame draw:style-name="gr16" draw:text-style-name="P13" draw:layer="layout" svg:width="0.387cm" svg:height="0.268cm" svg:x="20.802cm" svg:y="15.331cm">
          <draw:text-box>
            <text:p text:style-name="P4"><text:span text:style-name="T12">CLR</text:span></text:p>
          </draw:text-box>
        </draw:frame>
        <draw:frame draw:style-name="gr9" draw:text-style-name="P7" draw:layer="layout" svg:width="1.137cm" svg:height="0.467cm" svg:x="19.028cm" svg:y="17.429cm">
          <draw:text-box>
            <text:p text:style-name="P4"><text:span text:style-name="T11">MemTo</text:span></text:p>
          </draw:text-box>
        </draw:frame>
        <draw:path draw:style-name="gr13" draw:text-style-name="P11" draw:layer="layout" svg:width="0.157cm" svg:height="1.244cm" svg:x="18.871cm" svg:y="17.581cm" svg:viewBox="0 0 158 1245" svg:d="M94 0v1050h-30v-1050zM158 1012l-81 233-77-233z">
          <text:p/>
        </draw:path>
        <draw:path draw:style-name="gr13" draw:text-style-name="P11" draw:layer="layout" svg:width="0.157cm" svg:height="0.978cm" svg:x="22.846cm" svg:y="17.839cm" svg:viewBox="0 0 158 979" svg:d="M98 0v788h-38v-788zM158 746l-81 233-77-233z">
          <text:p/>
        </draw:path>
        <draw:path draw:style-name="gr2" draw:text-style-name="P2" draw:layer="layout" svg:width="0.152cm" svg:height="3.768cm" svg:x="20.408cm" svg:y="15.074cm" svg:viewBox="0 0 153 3769" svg:d="M90 77v3497h-30v-3497zM0 77c0-43 35-77 77-77 43 0 76 34 76 77 0 42-33 80-76 80-42 0-77-38-77-80zM153 3536l-76 233-77-233z">
          <text:p/>
        </draw:path>
        <draw:frame draw:style-name="gr9" draw:text-style-name="P7" draw:layer="layout" svg:width="0.84cm" svg:height="0.467cm" svg:x="19.028cm" svg:y="17.92cm">
          <draw:text-box>
            <text:p text:style-name="P4"><text:span text:style-name="T11">RegE</text:span></text:p>
          </draw:text-box>
        </draw:frame>
        <draw:polygon draw:style-name="gr14" draw:text-style-name="P12" draw:layer="layout" svg:width="0.932cm" svg:height="0.842cm" svg:x="21.246cm" svg:y="10.816cm" svg:viewBox="0 0 933 843" draw:points="0,0 0,843 933,843 933,0">
          <text:p/>
        </draw:polygon>
        <draw:frame draw:style-name="gr11" draw:text-style-name="P9" draw:layer="layout" svg:width="1.247cm" svg:height="0.488cm" draw:transform="rotate (1.5707963267949) translate (21.007cm 18.694cm)">
          <draw:text-box>
            <text:p text:style-name="P4"><text:span text:style-name="T10">Flush M</text:span></text:p>
          </draw:text-box>
        </draw:frame>
        <draw:frame draw:style-name="gr11" draw:text-style-name="P9" draw:layer="layout" svg:width="0.684cm" svg:height="0.488cm" svg:x="21.247cm" svg:y="10.763cm">
          <draw:text-box>
            <text:p text:style-name="P4"><text:span text:style-name="T14">ALU</text:span></text:p>
          </draw:text-box>
        </draw:frame>
        <draw:polygon draw:style-name="gr3" draw:text-style-name="P3" draw:layer="layout" svg:width="0.555cm" svg:height="1.037cm" svg:x="24.201cm" svg:y="12.797cm" svg:viewBox="0 0 556 1038" draw:points="0,0 556,140 556,898 0,1038">
          <text:p/>
        </draw:polygon>
        <draw:frame draw:style-name="gr11" draw:text-style-name="P9" draw:layer="layout" svg:width="0.857cm" svg:height="0.488cm" svg:x="21.247cm" svg:y="11.153cm">
          <draw:text-box>
            <text:p text:style-name="P4"><text:span text:style-name="T14">OutM</text:span></text:p>
          </draw:text-box>
        </draw:frame>
        <draw:frame draw:style-name="gr4" draw:text-style-name="P5" draw:layer="layout" svg:width="0.465cm" svg:height="0.666cm" svg:x="24.252cm" svg:y="12.716cm">
          <draw:text-box>
            <text:p text:style-name="P4"><text:span text:style-name="T1">0</text:span></text:p>
          </draw:text-box>
        </draw:frame>
        <draw:polygon draw:style-name="gr3" draw:text-style-name="P3" draw:layer="layout" svg:width="0.381cm" svg:height="7.984cm" svg:x="8.152cm" svg:y="7.802cm" svg:viewBox="0 0 382 7985" draw:points="0,0 0,7985 382,7985 382,0">
          <text:p/>
        </draw:polygon>
        <draw:line draw:style-name="gr7" draw:text-style-name="P1" draw:layer="layout" svg:x1="8.33cm" svg:y1="7.803cm" svg:x2="8.341cm" svg:y2="7.539cm">
          <text:p/>
        </draw:line>
        <draw:polygon draw:style-name="gr6" draw:text-style-name="P3" draw:layer="layout" svg:width="0.356cm" svg:height="0.287cm" svg:x="8.152cm" svg:y="7.802cm" svg:viewBox="0 0 357 288" draw:points="0,0 179,288 357,0">
          <text:p/>
        </draw:polygon>
        <draw:polygon draw:style-name="gr7" draw:text-style-name="P1" draw:layer="layout" svg:width="0.356cm" svg:height="0.287cm" svg:x="8.152cm" svg:y="7.802cm" svg:viewBox="0 0 357 288" draw:points="0,0 179,288 357,0">
          <text:p/>
        </draw:polygon>
        <draw:path draw:style-name="gr3" draw:text-style-name="P3" draw:layer="layout" svg:width="0.216cm" svg:height="0.242cm" svg:x="8.152cm" svg:y="15.815cm" svg:viewBox="0 0 217 243" svg:d="M0 123c0-68 51-123 112-123 59 0 105 55 105 123 0 64-46 120-105 120-61 0-112-56-112-120z">
          <text:p/>
        </draw:path>
        <draw:frame draw:style-name="gr4" draw:text-style-name="P5" draw:layer="layout" svg:width="0.465cm" svg:height="0.666cm" svg:x="24.252cm" svg:y="13.186cm">
          <draw:text-box>
            <text:p text:style-name="P4"><text:span text:style-name="T1">1</text:span></text:p>
          </draw:text-box>
        </draw:frame>
        <draw:frame draw:style-name="gr16" draw:text-style-name="P13" draw:layer="layout" svg:width="0.269cm" svg:height="0.268cm" svg:x="8.195cm" svg:y="15.53cm">
          <draw:text-box>
            <text:p text:style-name="P4"><text:span text:style-name="T12">EN</text:span></text:p>
          </draw:text-box>
        </draw:frame>
        <draw:frame draw:style-name="gr16" draw:text-style-name="P13" draw:layer="layout" svg:width="0.387cm" svg:height="0.268cm" svg:x="8.487cm" svg:y="15.818cm">
          <draw:text-box>
            <text:p text:style-name="P4"><text:span text:style-name="T12">CLR</text:span></text:p>
          </draw:text-box>
        </draw:frame>
        <draw:frame draw:style-name="gr9" draw:text-style-name="P7" draw:layer="layout" svg:width="1.674cm" svg:height="0.467cm" draw:transform="rotate (1.5707963267949) translate (15.376cm 19.122cm)">
          <draw:text-box>
            <text:p text:style-name="P4"><text:span text:style-name="T11">ForwardAE</text:span></text:p>
          </draw:text-box>
        </draw:frame>
        <draw:polygon draw:style-name="gr2" draw:text-style-name="P2" draw:layer="layout" svg:width="0.157cm" svg:height="0.233cm" svg:x="14.549cm" svg:y="18.609cm" svg:viewBox="0 0 158 234" draw:points="158,0 81,234 0,0">
          <text:p/>
        </draw:polygon>
        <draw:polygon draw:style-name="gr14" draw:text-style-name="P12" draw:layer="layout" svg:width="1.749cm" svg:height="0.495cm" svg:x="11.831cm" svg:y="14.444cm" svg:viewBox="0 0 1750 496" draw:points="0,0 0,496 1750,496 1750,0">
          <text:p/>
        </draw:polygon>
        <draw:frame draw:style-name="gr9" draw:text-style-name="P7" draw:layer="layout" svg:width="1.674cm" svg:height="0.467cm" draw:transform="rotate (1.5707963267949) translate (16.091cm 19.118cm)">
          <draw:text-box>
            <text:p text:style-name="P4"><text:span text:style-name="T11">ForwardBE</text:span></text:p>
          </draw:text-box>
        </draw:frame>
        <draw:polygon draw:style-name="gr14" draw:text-style-name="P12" draw:layer="layout" svg:width="1.727cm" svg:height="0.495cm" svg:x="17.504cm" svg:y="14.431cm" svg:viewBox="0 0 1728 496" draw:points="0,0 0,496 1728,496 1728,0">
          <text:p/>
        </draw:polygon>
        <draw:frame draw:style-name="gr9" draw:text-style-name="P7" draw:layer="layout" svg:width="1.543cm" svg:height="0.467cm" svg:x="11.904cm" svg:y="14.462cm">
          <draw:text-box>
            <text:p text:style-name="P4"><text:span text:style-name="T4">PCPlus4D</text:span></text:p>
          </draw:text-box>
        </draw:frame>
        <draw:polyline draw:style-name="gr8" draw:text-style-name="P1" draw:layer="layout" svg:width="1.981cm" svg:height="0.812cm" svg:x="24.756cm" svg:y="12.501cm" svg:viewBox="0 0 1982 813" draw:points="1982,0 1701,0 1701,813 0,813">
          <text:p/>
        </draw:polyline>
        <draw:polygon draw:style-name="gr3" draw:text-style-name="P3" draw:layer="layout" svg:width="0.339cm" svg:height="12.12cm" svg:x="25.801cm" svg:y="3.479cm" svg:viewBox="0 0 340 12121" draw:points="0,0 0,12121 340,12121 340,0">
          <text:p/>
        </draw:polygon>
        <draw:line draw:style-name="gr7" draw:text-style-name="P1" draw:layer="layout" svg:x1="25.971cm" svg:y1="3.479cm" svg:x2="25.971cm" svg:y2="3.208cm">
          <text:p/>
        </draw:line>
        <draw:polygon draw:style-name="gr6" draw:text-style-name="P3" draw:layer="layout" svg:width="0.339cm" svg:height="0.297cm" svg:x="25.801cm" svg:y="3.479cm" svg:viewBox="0 0 340 298" draw:points="0,0 171,298 340,0">
          <text:p/>
        </draw:polygon>
        <draw:polygon draw:style-name="gr7" draw:text-style-name="P1" draw:layer="layout" svg:width="0.339cm" svg:height="0.297cm" svg:x="25.801cm" svg:y="3.479cm" svg:viewBox="0 0 340 298" draw:points="0,0 171,298 340,0">
          <text:p/>
        </draw:polygon>
        <draw:path draw:style-name="gr2" draw:text-style-name="P2" draw:layer="layout" svg:width="0.335cm" svg:height="4.077cm" svg:x="17.004cm" svg:y="10.104cm" svg:viewBox="0 0 336 4078" svg:d="M336 0h-217c-21 0-38 17-38 39v3925h76v-3925l-38 42h217zM0 3964c0 63 55 114 119 114s115-51 115-114c0-64-51-119-115-119s-119 55-119 119z">
          <text:p/>
        </draw:path>
        <draw:polygon draw:style-name="gr14" draw:text-style-name="P12" draw:layer="layout" svg:width="1.511cm" svg:height="0.491cm" svg:x="14.621cm" svg:y="7.92cm" svg:viewBox="0 0 1512 492" draw:points="0,0 0,492 1512,492 1512,0">
          <text:p/>
        </draw:polygon>
        <draw:frame draw:style-name="gr9" draw:text-style-name="P7" draw:layer="layout" svg:width="1.526cm" svg:height="0.467cm" svg:x="17.572cm" svg:y="14.445cm">
          <draw:text-box>
            <text:p text:style-name="P4"><text:span text:style-name="T4">PCPlus4E</text:span></text:p>
          </draw:text-box>
        </draw:frame>
        <draw:path draw:style-name="gr13" draw:text-style-name="P11" draw:layer="layout" svg:width="0.429cm" svg:height="0.415cm" svg:x="23.328cm" svg:y="6.138cm" svg:viewBox="0 0 430 416" svg:d="M430 0h-365c-4 0-4 4-8 4-4 4-4 9-4 13l12 323 30-5-13-318-17 12h365zM1 348c4 42 48 72 90 68 42-9 72-47 63-89-4-44-46-73-89-69-43 9-72 48-64 90z">
          <text:p/>
        </draw:path>
        <draw:polygon draw:style-name="gr14" draw:text-style-name="P12" draw:layer="layout" svg:width="0.779cm" svg:height="0.491cm" svg:x="10.18cm" svg:y="14.918cm" svg:viewBox="0 0 780 492" draw:points="0,0 0,492 780,492 780,0">
          <text:p/>
        </draw:polygon>
        <draw:frame draw:style-name="gr9" draw:text-style-name="P7" draw:layer="layout" svg:width="1.175cm" svg:height="0.467cm" svg:x="14.622cm" svg:y="7.934cm">
          <draw:text-box>
            <text:p text:style-name="P4"><text:span text:style-name="T11">AuiPCE</text:span></text:p>
          </draw:text-box>
        </draw:frame>
        <draw:polygon draw:style-name="gr14" draw:text-style-name="P12" draw:layer="layout" svg:width="0.749cm" svg:height="0.499cm" svg:x="11.023cm" svg:y="14.897cm" svg:viewBox="0 0 750 500" draw:points="0,0 0,500 750,500 750,0">
          <text:p/>
        </draw:polygon>
        <draw:frame draw:style-name="gr9" draw:text-style-name="P7" draw:layer="layout" svg:width="0.654cm" svg:height="0.467cm" svg:x="10.236cm" svg:y="14.932cm">
          <draw:text-box>
            <text:p text:style-name="P4"><text:span text:style-name="T4">11:7</text:span></text:p>
          </draw:text-box>
        </draw:frame>
        <draw:polyline draw:style-name="gr1" draw:text-style-name="P1" draw:layer="layout" svg:width="1.134cm" svg:height="4.42cm" svg:x="24.468cm" svg:y="8.445cm" svg:viewBox="0 0 1135 4421" draw:points="0,4421 0,4124 1135,4124 1135,0">
          <text:p/>
        </draw:polyline>
        <draw:path draw:style-name="gr17" draw:text-style-name="P2" draw:layer="layout" svg:width="0.165cm" svg:height="0.178cm" svg:x="25.23cm" svg:y="13.224cm" svg:viewBox="0 0 166 179" svg:d="M0 89c0-50 38-89 85-89 43 0 81 39 81 89 0 47-38 90-81 90-47 0-85-43-85-90z">
          <text:p/>
        </draw:path>
        <draw:polygon draw:style-name="gr14" draw:text-style-name="P12" draw:layer="layout" svg:width="1.728cm" svg:height="0.496cm" svg:x="23.028cm" svg:y="13.965cm" svg:viewBox="0 0 1729 497" draw:points="0,0 0,497 1729,497 1729,0">
          <text:p/>
        </draw:polygon>
        <draw:frame draw:style-name="gr9" draw:text-style-name="P7" draw:layer="layout" svg:width="0.54cm" svg:height="0.467cm" svg:x="11.108cm" svg:y="14.915cm">
          <draw:text-box>
            <text:p text:style-name="P4"><text:span text:style-name="T4">rdD</text:span></text:p>
          </draw:text-box>
        </draw:frame>
        <draw:polyline draw:style-name="gr8" draw:text-style-name="P1" draw:layer="layout" svg:width="3.763cm" svg:height="2.646cm" svg:x="20.425cm" svg:y="10.435cm" svg:viewBox="0 0 3764 2647" draw:points="3764,2647 2723,2647 2723,0 0,0">
          <text:p/>
        </draw:polyline>
        <draw:polygon draw:style-name="gr3" draw:text-style-name="P3" draw:layer="layout" svg:width="0.402cm" svg:height="12.171cm" svg:x="20.789cm" svg:y="3.45cm" svg:viewBox="0 0 403 12172" draw:points="0,0 0,12172 403,12172 403,0">
          <text:p/>
        </draw:polygon>
        <draw:line draw:style-name="gr7" draw:text-style-name="P1" draw:layer="layout" svg:x1="20.988cm" svg:y1="3.556cm" svg:x2="20.988cm" svg:y2="3.208cm">
          <text:p/>
        </draw:line>
        <draw:polygon draw:style-name="gr6" draw:text-style-name="P3" draw:layer="layout" svg:width="0.402cm" svg:height="0.301cm" svg:x="20.789cm" svg:y="3.458cm" svg:viewBox="0 0 403 302" draw:points="0,0 199,302 403,0">
          <text:p/>
        </draw:polygon>
        <draw:polygon draw:style-name="gr7" draw:text-style-name="P1" draw:layer="layout" svg:width="0.402cm" svg:height="0.301cm" svg:x="20.789cm" svg:y="3.458cm" svg:viewBox="0 0 403 302" draw:points="0,0 199,302 403,0">
          <text:p/>
        </draw:polygon>
        <draw:frame draw:style-name="gr9" draw:text-style-name="P7" draw:layer="layout" svg:width="1.581cm" svg:height="0.467cm" svg:x="23.071cm" svg:y="13.979cm">
          <draw:text-box>
            <text:p text:style-name="P4"><text:span text:style-name="T4">PCPlus4M</text:span></text:p>
          </draw:text-box>
        </draw:frame>
        <draw:path draw:style-name="gr2" draw:text-style-name="P2" draw:layer="layout" svg:width="0.478cm" svg:height="0.41cm" svg:x="7.192cm" svg:y="5.774cm" svg:viewBox="0 0 479 411" svg:d="M173 314l306-255-51-59-306 255zM101 169l-101 242 255-63z">
          <text:p/>
        </draw:path>
        <draw:polygon draw:style-name="gr14" draw:text-style-name="P12" draw:layer="layout" svg:width="0.817cm" svg:height="0.496cm" svg:x="7.369cm" svg:y="5.274cm" svg:viewBox="0 0 818 497" draw:points="0,0 0,497 818,497 818,0">
          <text:p/>
        </draw:polygon>
        <draw:frame draw:style-name="gr16" draw:text-style-name="P13" draw:layer="layout" svg:width="0.387cm" svg:height="0.268cm" svg:x="20.794cm" svg:y="15.386cm">
          <draw:text-box>
            <text:p text:style-name="P4"><text:span text:style-name="T12">CLR</text:span></text:p>
          </draw:text-box>
        </draw:frame>
        <draw:polygon draw:style-name="gr3" draw:text-style-name="P3" draw:layer="layout" svg:width="0.555cm" svg:height="1.037cm" svg:x="21.864cm" svg:y="12.865cm" svg:viewBox="0 0 556 1038" draw:points="0,0 556,140 556,898 0,1038">
          <text:p/>
        </draw:polygon>
        <draw:frame draw:style-name="gr9" draw:text-style-name="P7" draw:layer="layout" svg:width="0.747cm" svg:height="0.467cm" svg:x="7.404cm" svg:y="5.292cm">
          <draw:text-box>
            <text:p text:style-name="P4"><text:span text:style-name="T4">PCM</text:span></text:p>
          </draw:text-box>
        </draw:frame>
        <draw:frame draw:style-name="gr4" draw:text-style-name="P5" draw:layer="layout" svg:width="0.465cm" svg:height="0.666cm" svg:x="21.92cm" svg:y="12.783cm">
          <draw:text-box>
            <text:p text:style-name="P4"><text:span text:style-name="T1">1</text:span></text:p>
          </draw:text-box>
        </draw:frame>
        <draw:polyline draw:style-name="gr1" draw:text-style-name="P1" draw:layer="layout" svg:width="0.347cm" svg:height="1.109cm" svg:x="23.405cm" svg:y="6.502cm" svg:viewBox="0 0 348 1110" draw:points="348,1110 0,1110 0,0">
          <text:p/>
        </draw:polyline>
        <draw:path draw:style-name="gr13" draw:text-style-name="P11" draw:layer="layout" svg:width="0.575cm" svg:height="0.157cm" svg:x="22.106cm" svg:y="6.684cm" svg:viewBox="0 0 576 158" svg:d="M81 93l495-17v-29l-495 16zM77 0c-43 4-77 38-77 80 4 44 39 78 81 78 47 0 80-39 76-82 0-42-38-76-80-76z">
          <text:p/>
        </draw:path>
        <draw:path draw:style-name="gr3" draw:text-style-name="P3" draw:layer="layout" svg:width="0.618cm" svg:height="0.698cm" svg:x="23.583cm" svg:y="5.643cm" svg:viewBox="0 0 619 699" svg:d="M4 699c47-89 136-161 131-339 0-183-76-242-135-356 76 0 72-4 169-4 145 16 293-17 450 343-148 331-245 343-415 352-69 0-132 4-200 4z">
          <text:p/>
        </draw:path>
        <draw:path draw:style-name="gr6" draw:text-style-name="P3" draw:layer="layout" svg:width="0.241cm" svg:height="0.225cm" svg:x="23.757cm" svg:y="6.04cm" svg:viewBox="0 0 242 226" svg:d="M118 226c-68 0-118-51-118-111 0-64 50-115 118-115s124 51 124 115c0 60-56 111-124 111z">
          <text:p/>
        </draw:path>
        <draw:path draw:style-name="gr6" draw:text-style-name="P3" draw:layer="layout" svg:width="0.246cm" svg:height="0.212cm" svg:x="23.752cm" svg:y="5.727cm" svg:viewBox="0 0 247 213" svg:d="M124 213c-69 0-124-47-124-106 0-60 55-107 124-107 68 0 123 47 123 107 0 59-55 106-123 106z">
          <text:p/>
        </draw:path>
        <draw:polyline draw:style-name="gr1" draw:text-style-name="P1" draw:layer="layout" svg:width="2.506cm" svg:height="1.96cm" svg:x="23.092cm" svg:y="6.485cm" svg:viewBox="0 0 2507 1961" draw:points="2507,1961 2507,0 0,0 0,8">
          <text:p/>
        </draw:polyline>
        <draw:path draw:style-name="gr13" draw:text-style-name="P11" draw:layer="layout" svg:width="1.13cm" svg:height="2.167cm" svg:x="21.454cm" svg:y="5.702cm" svg:viewBox="0 0 1131 2168" svg:d="M1131 2168h-1055c-9 0-13-4-13-12v-2076h26v2076l-13-17h1055zM0 80c0-42 33-80 76-80 42 0 76 38 76 80 0 43-34 76-76 76-43 0-76-33-76-76z">
          <text:p/>
        </draw:path>
        <draw:path draw:style-name="gr6" draw:text-style-name="P3" draw:layer="layout" svg:width="0.563cm" svg:height="0.64cm" svg:x="22.546cm" svg:y="7.691cm" svg:viewBox="0 0 564 641" svg:d="M0 0h284c153 0 280 144 280 323 0 178-127 318-280 318h-284z">
          <text:p/>
        </draw:path>
        <draw:path draw:style-name="gr7" draw:text-style-name="P1" draw:layer="layout" svg:width="0.563cm" svg:height="0.64cm" svg:x="22.546cm" svg:y="7.691cm" svg:viewBox="0 0 564 641" svg:d="M0 0h284c153 0 280 144 280 323 0 178-127 318-280 318h-284z">
          <text:p/>
        </draw:path>
        <draw:path draw:style-name="gr6" draw:text-style-name="P3" draw:layer="layout" svg:width="0.245cm" svg:height="0.258cm" svg:x="22.584cm" svg:y="8.056cm" svg:viewBox="0 0 246 259" svg:d="M124 259c-69 0-124-55-124-127 0-73 55-132 124-132 67 0 122 59 122 132 0 72-55 127-122 127z">
          <text:p/>
        </draw:path>
        <draw:path draw:style-name="gr6" draw:text-style-name="P3" draw:layer="layout" svg:width="0.25cm" svg:height="0.245cm" svg:x="22.584cm" svg:y="7.734cm" svg:viewBox="0 0 251 246" svg:d="M127 246c-72 0-127-56-127-123 0-68 55-123 127-123 69 0 124 55 124 123 0 67-55 123-124 123z">
          <text:p/>
        </draw:path>
        <draw:path draw:style-name="gr3" draw:text-style-name="P3" draw:layer="layout" svg:width="0.618cm" svg:height="0.698cm" svg:x="22.474cm" svg:y="6.155cm" svg:viewBox="0 0 619 699" svg:d="M4 699c47-89 137-161 132-339 0-182-77-246-136-356 77 0 73-4 170-4 144 12 292-17 449 338-144 336-246 344-415 357-68 0-131 4-200 4z">
          <text:p/>
        </draw:path>
        <draw:path draw:style-name="gr6" draw:text-style-name="P3" draw:layer="layout" svg:width="0.242cm" svg:height="0.224cm" svg:x="22.647cm" svg:y="6.553cm" svg:viewBox="0 0 243 225" svg:d="M120 225c-65 0-120-51-120-110 0-64 55-115 120-115 68 0 123 51 123 115 0 59-55 110-123 110z">
          <text:p/>
        </draw:path>
        <draw:path draw:style-name="gr6" draw:text-style-name="P3" draw:layer="layout" svg:width="0.246cm" svg:height="0.208cm" svg:x="22.643cm" svg:y="6.239cm" svg:viewBox="0 0 247 209" svg:d="M124 209c-68 0-124-47-124-102 0-60 56-107 124-107s123 47 123 107c0 55-55 102-123 102z">
          <text:p/>
        </draw:path>
        <draw:path draw:style-name="gr3" draw:text-style-name="P3" draw:layer="layout" svg:width="0.618cm" svg:height="0.698cm" svg:x="23.583cm" svg:y="7.421cm" svg:viewBox="0 0 619 699" svg:d="M4 699c47-89 136-162 131-340 0-182-76-241-135-355 76 0 72 0 169-4 145 16 293-17 450 342-148 332-245 344-415 353-69 4-132 4-200 4z">
          <text:p/>
        </draw:path>
        <draw:path draw:style-name="gr6" draw:text-style-name="P3" draw:layer="layout" svg:width="0.241cm" svg:height="0.225cm" svg:x="23.757cm" svg:y="7.818cm" svg:viewBox="0 0 242 226" svg:d="M118 226c-68 0-118-51-118-111 0-64 50-115 118-115s124 51 124 115c0 60-56 111-124 111z">
          <text:p/>
        </draw:path>
        <draw:path draw:style-name="gr6" draw:text-style-name="P3" draw:layer="layout" svg:width="0.246cm" svg:height="0.212cm" svg:x="23.752cm" svg:y="7.505cm" svg:viewBox="0 0 247 213" svg:d="M124 213c-69 0-124-48-124-107s55-106 124-106c68 0 123 47 123 106s-55 107-123 107z">
          <text:p/>
        </draw:path>
        <draw:path draw:style-name="gr2" draw:text-style-name="P2" draw:layer="layout" svg:width="3.95cm" svg:height="11.566cm" svg:x="2.209cm" svg:y="5.439cm" svg:viewBox="0 0 3951 11567" svg:d="M0 11567v-11529c0-21 17-38 38-38h3794c21 0 38 17 38 38v505h-76v-505l38 39h-3794l38-39v11529zM3951 505l-119 233-114-233z">
          <text:p/>
        </draw:path>
        <draw:frame draw:style-name="gr4" draw:text-style-name="P5" draw:layer="layout" svg:width="0.465cm" svg:height="0.666cm" svg:x="21.92cm" svg:y="13.253cm">
          <draw:text-box>
            <text:p text:style-name="P4"><text:span text:style-name="T1">0</text:span></text:p>
          </draw:text-box>
        </draw:frame>
        <draw:polyline draw:style-name="gr1" draw:text-style-name="P1" draw:layer="layout" svg:width="0.279cm" svg:height="3.167cm" svg:x="24.201cm" svg:y="2.823cm" svg:viewBox="0 0 280 3168" draw:points="280,0 280,3168 0,3168 0,3163">
          <text:p/>
        </draw:polyline>
        <draw:polyline draw:style-name="gr1" draw:text-style-name="P1" draw:layer="layout" svg:width="1.037cm" svg:height="5.503cm" svg:x="24.201cm" svg:y="2.26cm" svg:viewBox="0 0 1038 5504" draw:points="1038,0 1038,5483 0,5483 0,5504">
          <text:p/>
        </draw:polyline>
        <draw:path draw:style-name="gr13" draw:text-style-name="P11" draw:layer="layout" svg:width="18.939cm" svg:height="3.937cm" svg:x="6.303cm" svg:y="2.23cm" svg:viewBox="0 0 18940 3938" svg:d="M101 3748v-3731c0-8 9-17 17-17h18822v30h-18822l13-13v3731zM232 3706l-114 232-118-232z">
          <text:p/>
        </draw:path>
        <draw:polygon draw:style-name="gr14" draw:text-style-name="P12" draw:layer="layout" svg:width="2.714cm" svg:height="0.389cm" svg:x="21.449cm" svg:y="2.053cm" svg:viewBox="0 0 2715 390" draw:points="0,0 0,390 2715,390 2715,0">
          <text:p/>
        </draw:polygon>
        <draw:frame draw:style-name="gr10" draw:text-style-name="P8" draw:layer="layout" svg:width="2.936cm" svg:height="0.446cm" svg:x="2.349cm" svg:y="4.919cm">
          <draw:text-box>
            <text:p text:style-name="P4"><text:span text:style-name="T5">Branching addressM</text:span></text:p>
          </draw:text-box>
        </draw:frame>
        <draw:polygon draw:style-name="gr14" draw:text-style-name="P12" draw:layer="layout" svg:width="1.418cm" svg:height="0.39cm" svg:x="21.471cm" svg:y="2.611cm" svg:viewBox="0 0 1419 391" draw:points="0,0 0,391 1419,391 1419,0">
          <text:p/>
        </draw:polygon>
        <draw:frame draw:style-name="gr9" draw:text-style-name="P7" draw:layer="layout" svg:width="2.694cm" svg:height="0.467cm" svg:x="21.458cm" svg:y="1.965cm">
          <draw:text-box>
            <text:p text:style-name="P4"><text:span text:style-name="T11">BranchOutcomeM</text:span></text:p>
          </draw:text-box>
        </draw:frame>
        <draw:frame draw:style-name="gr9" draw:text-style-name="P7" draw:layer="layout" svg:width="1.34cm" svg:height="0.467cm" svg:x="21.471cm" svg:y="2.524cm">
          <draw:text-box>
            <text:p text:style-name="P4"><text:span text:style-name="T11">BranchM</text:span></text:p>
          </draw:text-box>
        </draw:frame>
      </draw:page>
    </office:drawing>
  </office:body>
</office:document-content>
</file>

<file path=Object 1/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Narrow" svg:font-family="'Arial Narrow'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